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justify"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P18" style:family="paragraph" style:parent-style-name="Standard">
      <style:paragraph-properties fo:text-align="justify" fo:break-before="auto" fo:line-height="115%" style:writing-mode="lr-tb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P27" style:family="paragraph" style:parent-style-name="Standard">
      <style:paragraph-properties fo:text-align="justify"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P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" style:family="text"/>
    <style:style style:name="T31_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" style:family="text"/>
    <style:style style:name="T31_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7" style:family="text"/>
    <style:style style:name="T31_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9" style:family="text"/>
    <style:style style:name="T31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1" style:family="text"/>
    <style:style style:name="T31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3" style:family="text"/>
    <style:style style:name="T31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5" style:family="text"/>
    <style:style style:name="T31_1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7" style:family="text"/>
    <style:style style:name="T31_1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19" style:family="text"/>
    <style:style style:name="T31_2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1" style:family="text"/>
    <style:style style:name="T31_2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3" style:family="text"/>
    <style:style style:name="T31_2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5" style:family="text"/>
    <style:style style:name="T31_2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7" style:family="text"/>
    <style:style style:name="T31_2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29" style:family="text"/>
    <style:style style:name="T31_3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1" style:family="text"/>
    <style:style style:name="T31_3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3" style:family="text"/>
    <style:style style:name="T31_3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5" style:family="text"/>
    <style:style style:name="T31_3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7" style:family="text"/>
    <style:style style:name="T31_3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39" style:family="text"/>
    <style:style style:name="T31_4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1" style:family="text"/>
    <style:style style:name="T31_4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3" style:family="text"/>
    <style:style style:name="T31_4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5" style:family="text"/>
    <style:style style:name="T31_4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7" style:family="text"/>
    <style:style style:name="T31_4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49" style:family="text"/>
    <style:style style:name="T31_5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1" style:family="text"/>
    <style:style style:name="T31_5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3" style:family="text"/>
    <style:style style:name="T31_5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5" style:family="text"/>
    <style:style style:name="T31_5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7" style:family="text"/>
    <style:style style:name="T31_5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59" style:family="text"/>
    <style:style style:name="T31_6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61" style:family="text"/>
    <style:style style:name="T31_6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63" style:family="text"/>
    <style:style style:name="T31_6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65" style:family="text"/>
    <style:style style:name="T31_6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67" style:family="text"/>
    <style:style style:name="T31_6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69" style:family="text"/>
    <style:style style:name="T31_7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71" style:family="text"/>
    <style:style style:name="T31_7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73" style:family="text"/>
    <style:style style:name="T31_7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75" style:family="text"/>
    <style:style style:name="T31_76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77" style:family="text"/>
    <style:style style:name="T31_78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79" style:family="text"/>
    <style:style style:name="T31_80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81" style:family="text"/>
    <style:style style:name="T31_82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83" style:family="text"/>
    <style:style style:name="T31_84" style:family="text">
      <style:text-properties fo:color="#1155cc" fo:font-size="12pt" style:font-size-asian="12pt" style:font-size-complex="12pt" style:text-underline-style="solid" style:text-underline-color="font-color"/>
    </style:style>
    <style:style style:name="T31_85" style:family="text"/>
    <style:style style:name="T31_86" style:family="text">
      <style:text-properties fo:color="#1155cc" fo:font-size="12pt" style:font-size-asian="12pt" style:font-size-complex="12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Kroniki</text:span><text:span text:style-name="T1_2"><text:s/></text:span><text:span text:style-name="T1_3">Equestrii</text:span><text:span text:style-name="T1_4">:<text:s/></text:span><text:span text:style-name="T1_5">Nadejście</text:span><text:span text:style-name="T1_6"><text:s/></text:span><text:span text:style-name="T1_7">Ognia</text:span></text:p>
      <text:p text:style-name="P2"><text:span text:style-name="T2_1">[</text:span><text:span text:style-name="T2_2">Adventure</text:span><text:span text:style-name="T2_3">]</text:span></text:p>
      <text:p text:style-name="P3"><text:span text:style-name="T3_1">Autor</text:span><text:span text:style-name="T3_2">:<text:s/></text:span><text:span text:style-name="T3_3">Nicz</text:span></text:p>
      <text:p text:style-name="P4"/>
      <text:p text:style-name="P5"><text:span text:style-name="T5_1">Dawno</text:span><text:span text:style-name="T5_2">,<text:s/></text:span><text:span text:style-name="T5_3">dawno</text:span><text:span text:style-name="T5_4"><text:s/></text:span><text:span text:style-name="T5_5">temu</text:span><text:span text:style-name="T5_6">,<text:s/></text:span><text:span text:style-name="T5_7">kiedy</text:span><text:span text:style-name="T5_8"><text:s/></text:span><text:span text:style-name="T5_9">fandom</text:span><text:span text:style-name="T5_10"><text:s/></text:span><text:span text:style-name="T5_11">był</text:span><text:span text:style-name="T5_12"><text:s/></text:span><text:span text:style-name="T5_13">jeszcze</text:span><text:span text:style-name="T5_14"><text:s/></text:span><text:span text:style-name="T5_15">młody</text:span><text:span text:style-name="T5_16">,<text:s/></text:span><text:span text:style-name="T5_17">a</text:span><text:span text:style-name="T5_18"><text:s/></text:span><text:span text:style-name="T5_19">morze</text:span><text:span text:style-name="T5_20"><text:s/></text:span><text:span text:style-name="T5_21">fanfików</text:span><text:span text:style-name="T5_22"><text:s/></text:span><text:span text:style-name="T5_23">nie</text:span><text:span text:style-name="T5_24"><text:s/></text:span><text:span text:style-name="T5_25">sięgało</text:span><text:span text:style-name="T5_26"><text:s/></text:span><text:span text:style-name="T5_27">aż</text:span><text:span text:style-name="T5_28"><text:s/></text:span><text:span text:style-name="T5_29">po</text:span><text:span text:style-name="T5_30"><text:s/></text:span><text:span text:style-name="T5_31">horyzont</text:span><text:span text:style-name="T5_32">,<text:s/></text:span><text:span text:style-name="T5_33">na</text:span><text:span text:style-name="T5_34"><text:s/></text:span><text:span text:style-name="T5_35">ustach</text:span><text:span text:style-name="T5_36"><text:s/></text:span><text:span text:style-name="T5_37">wszystkich</text:span><text:span text:style-name="T5_38"><text:s/></text:span><text:span text:style-name="T5_39">znajdowało</text:span><text:span text:style-name="T5_40"><text:s/></text:span><text:span text:style-name="T5_41">się</text:span><text:span text:style-name="T5_42"><text:s/></text:span><text:span text:style-name="T5_43">pewne</text:span><text:span text:style-name="T5_44"><text:s/></text:span><text:span text:style-name="T5_45">polskie</text:span><text:span text:style-name="T5_46"><text:s/></text:span><text:span text:style-name="T5_47">opowiadanie</text:span><text:span text:style-name="T5_48">.<text:s/></text:span><text:span text:style-name="T5_49">Złoty</text:span><text:span text:style-name="T5_50"><text:s/></text:span><text:span text:style-name="T5_51">wiek</text:span><text:span text:style-name="T5_52"><text:s/></text:span><text:span text:style-name="T5_53">nie</text:span><text:span text:style-name="T5_54"><text:s/></text:span><text:span text:style-name="T5_55">trwał</text:span><text:span text:style-name="T5_56"><text:s/></text:span><text:span text:style-name="T5_57">dla</text:span><text:span text:style-name="T5_58"><text:s/></text:span><text:span text:style-name="T5_59">niego</text:span><text:span text:style-name="T5_60"><text:s/></text:span><text:span text:style-name="T5_61">wiecznie</text:span><text:span text:style-name="T5_62"><text:s/></text:span><text:span text:style-name="T5_63">i</text:span><text:span text:style-name="T5_64"><text:s/></text:span><text:span text:style-name="T5_65">w</text:span><text:span text:style-name="T5_66"><text:s/></text:span><text:span text:style-name="T5_67">pewnym</text:span><text:span text:style-name="T5_68"><text:s/></text:span><text:span text:style-name="T5_69">momencie</text:span><text:span text:style-name="T5_70"><text:s/></text:span><text:span text:style-name="T5_71">hit</text:span><text:span text:style-name="T5_72"><text:s/></text:span><text:span text:style-name="T5_73">stał</text:span><text:span text:style-name="T5_74"><text:s/></text:span><text:span text:style-name="T5_75">się</text:span><text:span text:style-name="T5_76"><text:s/></text:span><text:span text:style-name="T5_77">niemal</text:span><text:span text:style-name="T5_78"><text:s/></text:span><text:span text:style-name="T5_79">zapomniany</text:span><text:span text:style-name="T5_80"><text:s/></text:span><text:span text:style-name="T5_81">oraz</text:span><text:span text:style-name="T5_82"><text:s/></text:span><text:span text:style-name="T5_83">pogrzebany</text:span><text:span text:style-name="T5_84"><text:s/></text:span><text:span text:style-name="T5_85">przez</text:span><text:span text:style-name="T5_86"><text:s/></text:span><text:span text:style-name="T5_87">tony</text:span><text:span text:style-name="T5_88"><text:s/></text:span><text:span text:style-name="T5_89">nowszych</text:span><text:span text:style-name="T5_90"><text:s/></text:span><text:span text:style-name="T5_91">tekstów</text:span><text:span text:style-name="T5_92">.<text:s/></text:span><text:span text:style-name="T5_93">Dzisiaj</text:span><text:span text:style-name="T5_94"><text:s/></text:span><text:span text:style-name="T5_95">wyciągnę</text:span><text:span text:style-name="T5_96"><text:s/></text:span><text:span text:style-name="T5_97">swoją</text:span><text:span text:style-name="T5_98"><text:s/></text:span><text:span text:style-name="T5_99">łopatę</text:span><text:span text:style-name="T5_100"><text:s/></text:span><text:span text:style-name="T5_101">i</text:span><text:span text:style-name="T5_102"><text:s/></text:span><text:span text:style-name="T5_103">odkopię</text:span><text:span text:style-name="T5_104"><text:s/></text:span><text:span text:style-name="T5_105">dzieło</text:span><text:span text:style-name="T5_106"><text:s/></text:span><text:span text:style-name="T5_107">Nicza</text:span><text:span text:style-name="T5_108">,<text:s/></text:span><text:span text:style-name="T5_109">ponieważ</text:span><text:span text:style-name="T5_110"><text:s/>“</text:span><text:span text:style-name="T5_111">Kroniki</text:span><text:span text:style-name="T5_112"><text:s/></text:span><text:span text:style-name="T5_113">Equestrii</text:span><text:span text:style-name="T5_114">:<text:s/></text:span><text:span text:style-name="T5_115">Nadejście</text:span><text:span text:style-name="T5_116"><text:s/></text:span><text:span text:style-name="T5_117">Ognia</text:span><text:span text:style-name="T5_118">”,<text:s/></text:span><text:span text:style-name="T5_119">mimo</text:span><text:span text:style-name="T5_120"><text:s/></text:span><text:span text:style-name="T5_121">licznych</text:span><text:span text:style-name="T5_122"><text:s/></text:span><text:span text:style-name="T5_123">wad</text:span><text:span text:style-name="T5_124">,<text:s/></text:span><text:span text:style-name="T5_125">zasługują</text:span><text:span text:style-name="T5_126">,<text:s/></text:span><text:span text:style-name="T5_127">by</text:span><text:span text:style-name="T5_128"><text:s/></text:span><text:span text:style-name="T5_129">o</text:span><text:span text:style-name="T5_130"><text:s/></text:span><text:span text:style-name="T5_131">nich</text:span><text:span text:style-name="T5_132"><text:s/></text:span><text:span text:style-name="T5_133">pamiętano</text:span><text:span text:style-name="T5_134">.</text:span></text:p>
      <text:p text:style-name="P6"/>
      <text:p text:style-name="P7"><text:span text:style-name="T7_1">Na</text:span><text:span text:style-name="T7_2"><text:s/></text:span><text:span text:style-name="T7_3">wstępie</text:span><text:span text:style-name="T7_4"><text:s/></text:span><text:span text:style-name="T7_5">zaznaczę</text:span><text:span text:style-name="T7_6">,<text:s/></text:span><text:span text:style-name="T7_7">że</text:span><text:span text:style-name="T7_8"><text:s/></text:span><text:span text:style-name="T7_9">nie</text:span><text:span text:style-name="T7_10"><text:s/></text:span><text:span text:style-name="T7_11">jest</text:span><text:span text:style-name="T7_12"><text:s/></text:span><text:span text:style-name="T7_13">to</text:span><text:span text:style-name="T7_14"><text:s/></text:span><text:span text:style-name="T7_15">fanfik</text:span><text:span text:style-name="T7_16"><text:s/></text:span><text:span text:style-name="T7_17">wybitny</text:span><text:span text:style-name="T7_18">.<text:s/></text:span><text:span text:style-name="T7_19">Na</text:span><text:span text:style-name="T7_20"><text:s/></text:span><text:span text:style-name="T7_21">tle</text:span><text:span text:style-name="T7_22"><text:s/></text:span><text:span text:style-name="T7_23">dzisiejszych</text:span><text:span text:style-name="T7_24"><text:s/></text:span><text:span text:style-name="T7_25">opowiadań</text:span><text:span text:style-name="T7_26"><text:s/></text:span><text:span text:style-name="T7_27">wypada</text:span><text:span text:style-name="T7_28"><text:s/></text:span><text:span text:style-name="T7_29">średnio</text:span><text:span text:style-name="T7_30">.<text:s/></text:span><text:span text:style-name="T7_31">Istnieje</text:span><text:span text:style-name="T7_32"><text:s/></text:span><text:span text:style-name="T7_33">wiele</text:span><text:span text:style-name="T7_34"><text:s/></text:span><text:span text:style-name="T7_35">lepiej</text:span><text:span text:style-name="T7_36"><text:s/></text:span><text:span text:style-name="T7_37">napisanych</text:span><text:span text:style-name="T7_38"><text:s/></text:span><text:span text:style-name="T7_39">przygodówek</text:span><text:span text:style-name="T7_40">.<text:s/></text:span><text:span text:style-name="T7_41">Nie</text:span><text:span text:style-name="T7_42"><text:s/></text:span><text:span text:style-name="T7_43">jest</text:span><text:span text:style-name="T7_44"><text:s/></text:span><text:span text:style-name="T7_45">zły</text:span><text:span text:style-name="T7_46">,<text:s/></text:span><text:span text:style-name="T7_47">ale</text:span><text:span text:style-name="T7_48"><text:s/></text:span><text:span text:style-name="T7_49">nie</text:span><text:span text:style-name="T7_50"><text:s/></text:span><text:span text:style-name="T7_51">jest</text:span><text:span text:style-name="T7_52"><text:s/></text:span><text:span text:style-name="T7_53">też</text:span><text:span text:style-name="T7_54"><text:s/></text:span><text:span text:style-name="T7_55">jakoś</text:span><text:span text:style-name="T7_56"><text:s/></text:span><text:span text:style-name="T7_57">szczególnie</text:span><text:span text:style-name="T7_58"><text:s/></text:span><text:span text:style-name="T7_59">dobry</text:span><text:span text:style-name="T7_60">.<text:s/></text:span><text:span text:style-name="T7_61">Pewnie</text:span><text:span text:style-name="T7_62"><text:s/></text:span><text:span text:style-name="T7_63">się</text:span><text:span text:style-name="T7_64"><text:s/></text:span><text:span text:style-name="T7_65">dziwicie</text:span><text:span text:style-name="T7_66">,<text:s/></text:span><text:span text:style-name="T7_67">dlaczego</text:span><text:span text:style-name="T7_68"><text:s/></text:span><text:span text:style-name="T7_69">przed</text:span><text:span text:style-name="T7_70"><text:s/></text:span><text:span text:style-name="T7_71">chwilą</text:span><text:span text:style-name="T7_72"><text:s/></text:span><text:span text:style-name="T7_73">pisałam</text:span><text:span text:style-name="T7_74">,<text:s/></text:span><text:span text:style-name="T7_75">że</text:span><text:span text:style-name="T7_76"><text:s/></text:span><text:span text:style-name="T7_77">zasługuje</text:span><text:span text:style-name="T7_78"><text:s/></text:span><text:span text:style-name="T7_79">na</text:span><text:span text:style-name="T7_80"><text:s/></text:span><text:span text:style-name="T7_81">pamięć</text:span><text:span text:style-name="T7_82">.<text:s/></text:span><text:span text:style-name="T7_83">To</text:span><text:span text:style-name="T7_84"><text:s/></text:span><text:span text:style-name="T7_85">klasyka</text:span><text:span text:style-name="T7_86"><text:s/></text:span><text:span text:style-name="T7_87">polskiej</text:span><text:span text:style-name="T7_88"><text:s/></text:span><text:span text:style-name="T7_89">sceny</text:span><text:span text:style-name="T7_90"><text:s/></text:span><text:span text:style-name="T7_91">fanfikowej</text:span><text:span text:style-name="T7_92"><text:s/></text:span><text:span text:style-name="T7_93">i</text:span><text:span text:style-name="T7_94"><text:s/></text:span><text:span text:style-name="T7_95">chociażby</text:span><text:span text:style-name="T7_96"><text:s/></text:span><text:span text:style-name="T7_97">dlatego</text:span><text:span text:style-name="T7_98"><text:s/></text:span><text:span text:style-name="T7_99">dobrze</text:span><text:span text:style-name="T7_100"><text:s/></text:span><text:span text:style-name="T7_101">jest</text:span><text:span text:style-name="T7_102"><text:s/></text:span><text:span text:style-name="T7_103">go</text:span><text:span text:style-name="T7_104"><text:s/></text:span><text:span text:style-name="T7_105">znać</text:span><text:span text:style-name="T7_106">,<text:s/></text:span><text:span text:style-name="T7_107">bo</text:span><text:span text:style-name="T7_108"><text:s/></text:span><text:span text:style-name="T7_109">można</text:span><text:span text:style-name="T7_110"><text:s/></text:span><text:span text:style-name="T7_111">powiedzieć</text:span><text:span text:style-name="T7_112">,<text:s/></text:span><text:span text:style-name="T7_113">że</text:span><text:span text:style-name="T7_114"><text:s/></text:span><text:span text:style-name="T7_115">to</text:span><text:span text:style-name="T7_116"><text:s/></text:span><text:span text:style-name="T7_117">jedna</text:span><text:span text:style-name="T7_118"><text:s/></text:span><text:span text:style-name="T7_119">z</text:span><text:span text:style-name="T7_120"><text:s/></text:span><text:span text:style-name="T7_121">tych</text:span><text:span text:style-name="T7_122"><text:s/></text:span><text:span text:style-name="T7_123">historii</text:span><text:span text:style-name="T7_124">,<text:s/></text:span><text:span text:style-name="T7_125">które</text:span><text:span text:style-name="T7_126"><text:s/></text:span><text:span text:style-name="T7_127">odkrywały</text:span><text:span text:style-name="T7_128"><text:s/></text:span><text:span text:style-name="T7_129">niezbadane</text:span><text:span text:style-name="T7_130"><text:s/></text:span><text:span text:style-name="T7_131">morze</text:span><text:span text:style-name="T7_132"><text:s/></text:span><text:span text:style-name="T7_133">polskiej</text:span><text:span text:style-name="T7_134"><text:s/></text:span><text:span text:style-name="T7_135">twórczości</text:span><text:span text:style-name="T7_136"><text:s/></text:span><text:span text:style-name="T7_137">do</text:span><text:span text:style-name="T7_138"><text:s/></text:span><text:span text:style-name="T7_139">MLP</text:span><text:span text:style-name="T7_140">:</text:span><text:span text:style-name="T7_141">FiM</text:span><text:span text:style-name="T7_142">.</text:span></text:p>
      <text:p text:style-name="P8"/>
      <text:p text:style-name="P9"><text:span text:style-name="T9_1">O</text:span><text:span text:style-name="T9_2"><text:s/></text:span><text:span text:style-name="T9_3">czym</text:span><text:span text:style-name="T9_4"><text:s/></text:span><text:span text:style-name="T9_5">jest</text:span><text:span text:style-name="T9_6"><text:s/></text:span><text:span text:style-name="T9_7">ten</text:span><text:span text:style-name="T9_8"><text:s/></text:span><text:span text:style-name="T9_9">tekst</text:span><text:span text:style-name="T9_10">?<text:s/></text:span><text:span text:style-name="T9_11">Jednorożec</text:span><text:span text:style-name="T9_12"><text:s/></text:span><text:span text:style-name="T9_13">Wordweaver</text:span><text:span text:style-name="T9_14"><text:s/></text:span><text:span text:style-name="T9_15">postanawia</text:span><text:span text:style-name="T9_16"><text:s/></text:span><text:span text:style-name="T9_17">zbadać</text:span><text:span text:style-name="T9_18"><text:s/></text:span><text:span text:style-name="T9_19">opuszczone</text:span><text:span text:style-name="T9_20"><text:s/></text:span><text:span text:style-name="T9_21">kopalnie</text:span><text:span text:style-name="T9_22">,<text:s/></text:span><text:span text:style-name="T9_23">by</text:span><text:span text:style-name="T9_24"><text:s/></text:span><text:span text:style-name="T9_25">w</text:span><text:span text:style-name="T9_26"><text:s/></text:span><text:span text:style-name="T9_27">ich</text:span><text:span text:style-name="T9_28"><text:s/></text:span><text:span text:style-name="T9_29">odmętach</text:span><text:span text:style-name="T9_30"><text:s/></text:span><text:span text:style-name="T9_31">znaleźć</text:span><text:span text:style-name="T9_32"><text:s/></text:span><text:span text:style-name="T9_33">starożytny</text:span><text:span text:style-name="T9_34"><text:s/></text:span><text:span text:style-name="T9_35">artefakt</text:span><text:span text:style-name="T9_36">.<text:s/></text:span><text:span text:style-name="T9_37">Udaje</text:span><text:span text:style-name="T9_38"><text:s/></text:span><text:span text:style-name="T9_39">się</text:span><text:span text:style-name="T9_40"><text:s/></text:span><text:span text:style-name="T9_41">tam</text:span><text:span text:style-name="T9_42"><text:s/></text:span><text:span text:style-name="T9_43">razem</text:span><text:span text:style-name="T9_44"><text:s/></text:span><text:span text:style-name="T9_45">z</text:span><text:span text:style-name="T9_46"><text:s/></text:span><text:span text:style-name="T9_47">grupką</text:span><text:span text:style-name="T9_48"><text:s/></text:span><text:span text:style-name="T9_49">kucyków</text:span><text:span text:style-name="T9_50"><text:s/></text:span><text:span text:style-name="T9_51">dość</text:span><text:span text:style-name="T9_52"><text:s/></text:span><text:span text:style-name="T9_53">wątpliwej</text:span><text:span text:style-name="T9_54"><text:s/></text:span><text:span text:style-name="T9_55">moralności</text:span><text:span text:style-name="T9_56"><text:s/></text:span><text:span text:style-name="T9_57">i</text:span><text:span text:style-name="T9_58"><text:s/></text:span><text:span text:style-name="T9_59">przewodniczką</text:span><text:span text:style-name="T9_60"><text:s/></text:span><text:span text:style-name="T9_61">Soft</text:span><text:span text:style-name="T9_62"><text:s/></text:span><text:span text:style-name="T9_63">Sound</text:span><text:span text:style-name="T9_64">,<text:s/></text:span><text:span text:style-name="T9_65">bardzo</text:span><text:span text:style-name="T9_66"><text:s/></text:span><text:span text:style-name="T9_67">utalentowaną</text:span><text:span text:style-name="T9_68"><text:s/></text:span><text:span text:style-name="T9_69">czarodziejką</text:span><text:span text:style-name="T9_70">.<text:s/></text:span><text:span text:style-name="T9_71">Odnajdują</text:span><text:span text:style-name="T9_72"><text:s/></text:span><text:span text:style-name="T9_73">podziemną</text:span><text:span text:style-name="T9_74"><text:s/></text:span><text:span text:style-name="T9_75">świątynię</text:span><text:span text:style-name="T9_76"><text:s/></text:span><text:span text:style-name="T9_77">oraz</text:span><text:span text:style-name="T9_78"><text:s/></text:span><text:span text:style-name="T9_79">swój</text:span><text:span text:style-name="T9_80"><text:s/></text:span><text:span text:style-name="T9_81">cel</text:span><text:span text:style-name="T9_82">.<text:s/></text:span><text:span text:style-name="T9_83">Niechcący</text:span><text:span text:style-name="T9_84"><text:s/></text:span><text:span text:style-name="T9_85">budzą</text:span><text:span text:style-name="T9_86"><text:s/></text:span><text:span text:style-name="T9_87">pradawne</text:span><text:span text:style-name="T9_88">,<text:s/></text:span><text:span text:style-name="T9_89">złowrogie</text:span><text:span text:style-name="T9_90"><text:s/></text:span><text:span text:style-name="T9_91">moce</text:span><text:span text:style-name="T9_92"><text:s/></text:span><text:span text:style-name="T9_93">–<text:s/></text:span><text:span text:style-name="T9_94">Elementy</text:span><text:span text:style-name="T9_95"><text:s/></text:span><text:span text:style-name="T9_96">Chaosu</text:span><text:span text:style-name="T9_97"><text:s/></text:span><text:span text:style-name="T9_98">i</text:span><text:span text:style-name="T9_99"><text:s/></text:span><text:span text:style-name="T9_100">alikorna</text:span><text:span text:style-name="T9_101"><text:s/></text:span><text:span text:style-name="T9_102">zwanego</text:span><text:span text:style-name="T9_103"><text:s/></text:span><text:span text:style-name="T9_104">Fire</text:span><text:span text:style-name="T9_105">,<text:s/></text:span><text:span text:style-name="T9_106">który</text:span><text:span text:style-name="T9_107"><text:s/></text:span><text:span text:style-name="T9_108">chce</text:span><text:span text:style-name="T9_109"><text:s/></text:span><text:span text:style-name="T9_110">zniszczyć</text:span><text:span text:style-name="T9_111"><text:s/></text:span><text:span text:style-name="T9_112">świat</text:span><text:span text:style-name="T9_113">.<text:s/></text:span><text:span text:style-name="T9_114">Oczywiście</text:span><text:span text:style-name="T9_115"><text:s/></text:span><text:span text:style-name="T9_116">Equestrię</text:span><text:span text:style-name="T9_117"><text:s/></text:span><text:span text:style-name="T9_118">będą</text:span><text:span text:style-name="T9_119"><text:s/></text:span><text:span text:style-name="T9_120">ratować</text:span><text:span text:style-name="T9_121"><text:s/></text:span><text:span text:style-name="T9_122">Mane</text:span><text:span text:style-name="T9_123"><text:s/></text:span><text:span text:style-name="T9_124">Six</text:span><text:span text:style-name="T9_125"><text:s/></text:span><text:span text:style-name="T9_126">z</text:span><text:span text:style-name="T9_127"><text:s/></text:span><text:span text:style-name="T9_128">przyjaciółmi</text:span><text:span text:style-name="T9_129"><text:s/></text:span><text:span text:style-name="T9_130">oraz</text:span><text:span text:style-name="T9_131">…<text:s/></text:span><text:span text:style-name="T9_132">Księżniczką</text:span><text:span text:style-name="T9_133"><text:s/></text:span><text:span text:style-name="T9_134">Luną</text:span><text:span text:style-name="T9_135">.</text:span></text:p>
      <text:p text:style-name="P10"/>
      <text:p text:style-name="P11"><text:span text:style-name="T11_1">Fabuła</text:span><text:span text:style-name="T11_2"><text:s/></text:span><text:span text:style-name="T11_3">może</text:span><text:span text:style-name="T11_4"><text:s/></text:span><text:span text:style-name="T11_5">i</text:span><text:span text:style-name="T11_6"><text:s/></text:span><text:span text:style-name="T11_7">nie</text:span><text:span text:style-name="T11_8"><text:s/></text:span><text:span text:style-name="T11_9">jest</text:span><text:span text:style-name="T11_10"><text:s/></text:span><text:span text:style-name="T11_11">zła</text:span><text:span text:style-name="T11_12">,<text:s/></text:span><text:span text:style-name="T11_13">ale</text:span><text:span text:style-name="T11_14"><text:s/></text:span><text:span text:style-name="T11_15">to</text:span><text:span text:style-name="T11_16"><text:s/></text:span><text:span text:style-name="T11_17">zdecydowanie</text:span><text:span text:style-name="T11_18"><text:s/></text:span><text:span text:style-name="T11_19">najsłabsza</text:span><text:span text:style-name="T11_20"><text:s/></text:span><text:span text:style-name="T11_21">strona</text:span><text:span text:style-name="T11_22"><text:s/></text:span><text:span text:style-name="T11_23">opowiadania</text:span><text:span text:style-name="T11_24"><text:s/></text:span><text:span text:style-name="T11_25">ze</text:span><text:span text:style-name="T11_26"><text:s/></text:span><text:span text:style-name="T11_27">względu</text:span><text:span text:style-name="T11_28"><text:s/></text:span><text:span text:style-name="T11_29">na</text:span><text:span text:style-name="T11_30"><text:s/></text:span><text:span text:style-name="T11_31">swoją</text:span><text:span text:style-name="T11_32"><text:s/></text:span><text:span text:style-name="T11_33">główną</text:span><text:span text:style-name="T11_34"><text:s/></text:span><text:span text:style-name="T11_35">myśl</text:span><text:span text:style-name="T11_36">.<text:s/></text:span><text:span text:style-name="T11_37">Niestety</text:span><text:span text:style-name="T11_38">,<text:s/></text:span><text:span text:style-name="T11_39">ale</text:span><text:span text:style-name="T11_40"><text:s/></text:span><text:span text:style-name="T11_41">starożytny</text:span><text:span text:style-name="T11_42"><text:s/></text:span><text:span text:style-name="T11_43">czarny</text:span><text:span text:style-name="T11_44"><text:s/></text:span><text:span text:style-name="T11_45">alikorn</text:span><text:span text:style-name="T11_46">,<text:s/></text:span><text:span text:style-name="T11_47">który</text:span><text:span text:style-name="T11_48"><text:s/></text:span><text:span text:style-name="T11_49">chce</text:span><text:span text:style-name="T11_50"><text:s/></text:span><text:span text:style-name="T11_51">zniszczyć</text:span><text:span text:style-name="T11_52"><text:s/></text:span><text:span text:style-name="T11_53">świat</text:span><text:span text:style-name="T11_54"><text:s/></text:span><text:span text:style-name="T11_55">na</text:span><text:span text:style-name="T11_56"><text:s/></text:span><text:span text:style-name="T11_57">zasadzie</text:span><text:span text:style-name="T11_58"><text:s/>“</text:span><text:span text:style-name="T11_59">bo</text:span><text:span text:style-name="T11_60"><text:s/></text:span><text:span text:style-name="T11_61">tak</text:span><text:span text:style-name="T11_62">”<text:s/></text:span><text:span text:style-name="T11_63">jest</text:span><text:span text:style-name="T11_64"><text:s/></text:span><text:span text:style-name="T11_65">nie</text:span><text:span text:style-name="T11_66"><text:s/></text:span><text:span text:style-name="T11_67">tylko</text:span><text:span text:style-name="T11_68"><text:s/></text:span><text:span text:style-name="T11_69">sztampowy</text:span><text:span text:style-name="T11_70">,<text:s/></text:span><text:span text:style-name="T11_71">ale</text:span><text:span text:style-name="T11_72"><text:s/></text:span><text:span text:style-name="T11_73">wręcz</text:span><text:span text:style-name="T11_74"><text:s/></text:span><text:span text:style-name="T11_75">zły</text:span><text:span text:style-name="T11_76"><text:s/></text:span><text:span text:style-name="T11_77">pod</text:span><text:span text:style-name="T11_78"><text:s/></text:span><text:span text:style-name="T11_79">względem</text:span><text:span text:style-name="T11_80"><text:s/></text:span><text:span text:style-name="T11_81">czysto</text:span><text:span text:style-name="T11_82"><text:s/></text:span><text:span text:style-name="T11_83">fabularnym</text:span><text:span text:style-name="T11_84">.<text:s/></text:span><text:span text:style-name="T11_85">Na</text:span><text:span text:style-name="T11_86"><text:s/></text:span><text:span text:style-name="T11_87">pewno</text:span><text:span text:style-name="T11_88"><text:s/></text:span><text:span text:style-name="T11_89">dałoby</text:span><text:span text:style-name="T11_90"><text:s/></text:span><text:span text:style-name="T11_91">się</text:span><text:span text:style-name="T11_92"><text:s/></text:span><text:span text:style-name="T11_93">zrobić</text:span><text:span text:style-name="T11_94"><text:s/></text:span><text:span text:style-name="T11_95">to</text:span><text:span text:style-name="T11_96"><text:s/></text:span><text:span text:style-name="T11_97">o</text:span><text:span text:style-name="T11_98"><text:s/></text:span><text:span text:style-name="T11_99">wiele</text:span><text:span text:style-name="T11_100"><text:s/></text:span><text:span text:style-name="T11_101">lepiej</text:span><text:span text:style-name="T11_102">.<text:s/></text:span><text:span text:style-name="T11_103">Mimo</text:span><text:span text:style-name="T11_104"><text:s/></text:span><text:span text:style-name="T11_105">wszystko</text:span><text:span text:style-name="T11_106"><text:s/></text:span><text:span text:style-name="T11_107">opowieść</text:span><text:span text:style-name="T11_108"><text:s/></text:span><text:span text:style-name="T11_109">ma</text:span><text:span text:style-name="T11_110"><text:s/></text:span><text:span text:style-name="T11_111">swoje</text:span><text:span text:style-name="T11_112"><text:s/></text:span><text:span text:style-name="T11_113">mocne</text:span><text:span text:style-name="T11_114"><text:s/></text:span><text:span text:style-name="T11_115">punkty</text:span><text:span text:style-name="T11_116">.<text:s/></text:span><text:span text:style-name="T11_117">Są</text:span><text:span text:style-name="T11_118"><text:s/></text:span><text:span text:style-name="T11_119">to</text:span><text:span text:style-name="T11_120"><text:s/></text:span><text:span text:style-name="T11_121">przede</text:span><text:span text:style-name="T11_122"><text:s/></text:span><text:span text:style-name="T11_123">wszystkim</text:span><text:span text:style-name="T11_124"><text:s/></text:span><text:span text:style-name="T11_125">wątki</text:span><text:span text:style-name="T11_126"><text:s/></text:span><text:span text:style-name="T11_127">Elementów</text:span><text:span text:style-name="T11_128"><text:s/></text:span><text:span text:style-name="T11_129">Chaosu</text:span><text:span text:style-name="T11_130"><text:s/></text:span><text:span text:style-name="T11_131">i</text:span><text:span text:style-name="T11_132"><text:s/></text:span><text:span text:style-name="T11_133">ich</text:span><text:span text:style-name="T11_134"><text:s/></text:span><text:span text:style-name="T11_135">związku</text:span><text:span text:style-name="T11_136"><text:s/></text:span><text:span text:style-name="T11_137">z</text:span><text:span text:style-name="T11_138"><text:s/></text:span><text:span text:style-name="T11_139">Elementami</text:span><text:span text:style-name="T11_140"><text:s/></text:span><text:span text:style-name="T11_141">Harmonii</text:span><text:span text:style-name="T11_142">.<text:s text:c="2"/></text:span><text:span text:style-name="T11_143">Intrygi</text:span><text:span text:style-name="T11_144">,<text:s/></text:span><text:span text:style-name="T11_145">jakie</text:span><text:span text:style-name="T11_146"><text:s/></text:span><text:span text:style-name="T11_147">knuje</text:span><text:span text:style-name="T11_148"><text:s/></text:span><text:span text:style-name="T11_149">główny</text:span><text:span text:style-name="T11_150"><text:s/></text:span><text:span text:style-name="T11_151">zły</text:span><text:span text:style-name="T11_152">,<text:s/></text:span><text:span text:style-name="T11_153">wątek</text:span><text:span text:style-name="T11_154"><text:s/></text:span><text:span text:style-name="T11_155">Elementu</text:span><text:span text:style-name="T11_156"><text:s/></text:span><text:span text:style-name="T11_157">Kłamstwa</text:span><text:span text:style-name="T11_158"><text:s/></text:span><text:span text:style-name="T11_159">oraz</text:span><text:span text:style-name="T11_160"><text:s/></text:span><text:span text:style-name="T11_161">małe</text:span><text:span text:style-name="T11_162"><text:s/></text:span><text:span text:style-name="T11_163">śledztwo</text:span><text:span text:style-name="T11_164"><text:s/></text:span><text:span text:style-name="T11_165">Luny</text:span><text:span text:style-name="T11_166"><text:s/></text:span><text:span text:style-name="T11_167">to</text:span><text:span text:style-name="T11_168"><text:s/></text:span><text:span text:style-name="T11_169">jasne</text:span><text:span text:style-name="T11_170"><text:s/></text:span><text:span text:style-name="T11_171">punkty</text:span><text:span text:style-name="T11_172"><text:s/></text:span><text:span text:style-name="T11_173">fanfika</text:span><text:span text:style-name="T11_174"><text:s/></text:span><text:span text:style-name="T11_175">i</text:span><text:span text:style-name="T11_176"><text:s/></text:span><text:span text:style-name="T11_177">naprawdę</text:span><text:span text:style-name="T11_178"><text:s/></text:span><text:span text:style-name="T11_179">mogę</text:span><text:span text:style-name="T11_180"><text:s/></text:span><text:span text:style-name="T11_181">je</text:span><text:span text:style-name="T11_182"><text:s/></text:span><text:span text:style-name="T11_183">pochwalić</text:span><text:span text:style-name="T11_184">.<text:s/></text:span><text:span text:style-name="T11_185">Niestety</text:span><text:span text:style-name="T11_186">,<text:s/></text:span><text:span text:style-name="T11_187">znalazło</text:span><text:span text:style-name="T11_188"><text:s/></text:span><text:span text:style-name="T11_189">się</text:span><text:span text:style-name="T11_190"><text:s/></text:span><text:span text:style-name="T11_191">i</text:span><text:span text:style-name="T11_192"><text:s/></text:span><text:span text:style-name="T11_193">Deus</text:span><text:span text:style-name="T11_194"><text:s/></text:span><text:span text:style-name="T11_195">ex</text:span><text:span text:style-name="T11_196"><text:s/></text:span><text:span text:style-name="T11_197">machina</text:span><text:span text:style-name="T11_198"><text:s/></text:span><text:span text:style-name="T11_199">w</text:span><text:span text:style-name="T11_200"><text:s/></text:span><text:span text:style-name="T11_201">formie</text:span><text:span text:style-name="T11_202"><text:s/></text:span><text:span text:style-name="T11_203">Kindquilla</text:span><text:span text:style-name="T11_204"><text:s/></text:span><text:span text:style-name="T11_205">i</text:span><text:span text:style-name="T11_206"><text:s/></text:span><text:span text:style-name="T11_207">sir</text:span><text:span text:style-name="T11_208"><text:s/></text:span><text:span text:style-name="T11_209">Godryka</text:span><text:span text:style-name="T11_210">.<text:s/></text:span><text:span text:style-name="T11_211">Tych</text:span><text:span text:style-name="T11_212"><text:s/></text:span><text:span text:style-name="T11_213">dwóch</text:span><text:span text:style-name="T11_214"><text:s/></text:span><text:span text:style-name="T11_215">wzięło</text:span><text:span text:style-name="T11_216"><text:s/></text:span><text:span text:style-name="T11_217">się</text:span><text:span text:style-name="T11_218"><text:s/></text:span><text:span text:style-name="T11_219">z</text:span><text:span text:style-name="T11_220"><text:s/></text:span><text:span text:style-name="T11_221">plota</text:span><text:span text:style-name="T11_222"><text:s/></text:span><text:span text:style-name="T11_223">Molestii</text:span><text:span text:style-name="T11_224">,<text:s/></text:span><text:span text:style-name="T11_225">akurat</text:span><text:span text:style-name="T11_226"><text:s/></text:span><text:span text:style-name="T11_227">kiedy</text:span><text:span text:style-name="T11_228"><text:s/></text:span><text:span text:style-name="T11_229">byli</text:span><text:span text:style-name="T11_230"><text:s/></text:span><text:span text:style-name="T11_231">właśnie</text:span><text:span text:style-name="T11_232"><text:s/></text:span><text:span text:style-name="T11_233">potrzebni</text:span><text:span text:style-name="T11_234">.<text:s/></text:span><text:span text:style-name="T11_235">Potem</text:span><text:span text:style-name="T11_236"><text:s/></text:span><text:span text:style-name="T11_237">znowu</text:span><text:span text:style-name="T11_238"><text:s/></text:span><text:span text:style-name="T11_239">często</text:span><text:span text:style-name="T11_240"><text:s/></text:span><text:span text:style-name="T11_241">robili</text:span><text:span text:style-name="T11_242"><text:s/></text:span><text:span text:style-name="T11_243">za</text:span><text:span text:style-name="T11_244"><text:s/></text:span><text:span text:style-name="T11_245">ostatnią</text:span><text:span text:style-name="T11_246"><text:s/></text:span><text:span text:style-name="T11_247">deskę</text:span><text:span text:style-name="T11_248"><text:s/></text:span><text:span text:style-name="T11_249">ratunku</text:span><text:span text:style-name="T11_250">,<text:s/></text:span><text:span text:style-name="T11_251">a</text:span><text:span text:style-name="T11_252"><text:s/></text:span><text:span text:style-name="T11_253">ich</text:span><text:span text:style-name="T11_254"><text:s/></text:span><text:span text:style-name="T11_255">historię</text:span><text:span text:style-name="T11_256"><text:s/></text:span><text:span text:style-name="T11_257">uznaję</text:span><text:span text:style-name="T11_258"><text:s/></text:span><text:span text:style-name="T11_259">za</text:span><text:span text:style-name="T11_260"><text:s/></text:span><text:span text:style-name="T11_261">niejasną</text:span><text:span text:style-name="T11_262"><text:s/></text:span><text:span text:style-name="T11_263">i</text:span><text:span text:style-name="T11_264"><text:s/></text:span><text:span text:style-name="T11_265">niewyjaśnioną</text:span><text:span text:style-name="T11_266">.<text:s/></text:span><text:span text:style-name="T11_267">W</text:span><text:span text:style-name="T11_268"><text:s/></text:span><text:span text:style-name="T11_269">tym</text:span><text:span text:style-name="T11_270"><text:s/></text:span><text:span text:style-name="T11_271">wypadku</text:span><text:span text:style-name="T11_272"><text:s/></text:span><text:span text:style-name="T11_273">brak</text:span><text:span text:style-name="T11_274"><text:s/></text:span><text:span text:style-name="T11_275">uzasadnienia</text:span><text:span text:style-name="T11_276"><text:s/></text:span><text:span text:style-name="T11_277">fabularnego</text:span><text:span text:style-name="T11_278"><text:s/></text:span><text:span text:style-name="T11_279">jest</text:span><text:span text:style-name="T11_280"><text:s/></text:span><text:span text:style-name="T11_281">bez</text:span><text:span text:style-name="T11_282"><text:s/></text:span><text:span text:style-name="T11_283">wątpienia</text:span><text:span text:style-name="T11_284"><text:s/></text:span><text:span text:style-name="T11_285">wadą</text:span><text:span text:style-name="T11_286">.<text:s/></text:span></text:p>
      <text:p text:style-name="P12"/>
      <text:p text:style-name="P13"><text:span text:style-name="T13_1">Momentami</text:span><text:span text:style-name="T13_2"><text:s/></text:span><text:span text:style-name="T13_3">tekst</text:span><text:span text:style-name="T13_4"><text:s/></text:span><text:span text:style-name="T13_5">wciąga</text:span><text:span text:style-name="T13_6"><text:s/></text:span><text:span text:style-name="T13_7">i</text:span><text:span text:style-name="T13_8"><text:s/></text:span><text:span text:style-name="T13_9">to</text:span><text:span text:style-name="T13_10"><text:s/></text:span><text:span text:style-name="T13_11">mocno</text:span><text:span text:style-name="T13_12">,<text:s/></text:span><text:span text:style-name="T13_13">dlatego</text:span><text:span text:style-name="T13_14"><text:s/></text:span><text:span text:style-name="T13_15">warto</text:span><text:span text:style-name="T13_16"><text:s/></text:span><text:span text:style-name="T13_17">przebrnąć</text:span><text:span text:style-name="T13_18"><text:s/></text:span><text:span text:style-name="T13_19">przez</text:span><text:span text:style-name="T13_20"><text:s/></text:span><text:span text:style-name="T13_21">nieco</text:span><text:span text:style-name="T13_22"><text:s/></text:span><text:span text:style-name="T13_23">słabszy</text:span><text:span text:style-name="T13_24"><text:s/></text:span><text:span text:style-name="T13_25">początek</text:span><text:span text:style-name="T13_26">,<text:s/></text:span><text:span text:style-name="T13_27">ponieważ</text:span><text:span text:style-name="T13_28"><text:s/></text:span><text:span text:style-name="T13_29">im</text:span><text:span text:style-name="T13_30"><text:s/></text:span><text:span text:style-name="T13_31">dalej</text:span><text:span text:style-name="T13_32">,<text:s/></text:span><text:span text:style-name="T13_33">tym</text:span><text:span text:style-name="T13_34"><text:s/></text:span><text:span text:style-name="T13_35">lepiej</text:span><text:span text:style-name="T13_36">.<text:s/></text:span><text:span text:style-name="T13_37">Wbrew</text:span><text:span text:style-name="T13_38"><text:s/></text:span><text:span text:style-name="T13_39">pozorom</text:span><text:span text:style-name="T13_40"><text:s/></text:span><text:span text:style-name="T13_41">Kroniki</text:span><text:span text:style-name="T13_42"><text:s/></text:span><text:span text:style-name="T13_43">nie</text:span><text:span text:style-name="T13_44"><text:s/></text:span><text:span text:style-name="T13_45">są</text:span><text:span text:style-name="T13_46"><text:s/></text:span><text:span text:style-name="T13_47">przewidywalne</text:span><text:span text:style-name="T13_48"><text:s/></text:span><text:span text:style-name="T13_49">i</text:span><text:span text:style-name="T13_50"><text:s/></text:span><text:span text:style-name="T13_51">potrafią</text:span><text:span text:style-name="T13_52"><text:s/></text:span><text:span text:style-name="T13_53">nieźle</text:span><text:span text:style-name="T13_54"><text:s/></text:span><text:span text:style-name="T13_55">zaskoczyć</text:span><text:span text:style-name="T13_56">.<text:s/></text:span><text:span text:style-name="T13_57">W</text:span><text:span text:style-name="T13_58"><text:s/></text:span><text:span text:style-name="T13_59">odróżnieniu</text:span><text:span text:style-name="T13_60"><text:s/></text:span><text:span text:style-name="T13_61">od</text:span><text:span text:style-name="T13_62"><text:s/></text:span><text:span text:style-name="T13_63">większości</text:span><text:span text:style-name="T13_64"><text:s/></text:span><text:span text:style-name="T13_65">przygodówek</text:span><text:span text:style-name="T13_66"><text:s/></text:span><text:span text:style-name="T13_67">o</text:span><text:span text:style-name="T13_68"><text:s/></text:span><text:span text:style-name="T13_69">walce</text:span><text:span text:style-name="T13_70"><text:s/></text:span><text:span text:style-name="T13_71">dobra</text:span><text:span text:style-name="T13_72"><text:s/></text:span><text:span text:style-name="T13_73">ze</text:span><text:span text:style-name="T13_74"><text:s/></text:span><text:span text:style-name="T13_75">złem</text:span><text:span text:style-name="T13_76">,<text:s/></text:span><text:span text:style-name="T13_77">to</text:span><text:span text:style-name="T13_78"><text:s/></text:span><text:span text:style-name="T13_79">jasna</text:span><text:span text:style-name="T13_80"><text:s/></text:span><text:span text:style-name="T13_81">strona</text:span><text:span text:style-name="T13_82"><text:s/></text:span><text:span text:style-name="T13_83">mocy</text:span><text:span text:style-name="T13_84"><text:s/></text:span><text:span text:style-name="T13_85">potrafi</text:span><text:span text:style-name="T13_86"><text:s/></text:span><text:span text:style-name="T13_87">tu</text:span><text:span text:style-name="T13_88"><text:s/></text:span><text:span text:style-name="T13_89">dostać</text:span><text:span text:style-name="T13_90"><text:s/></text:span><text:span text:style-name="T13_91">mocno</text:span><text:span text:style-name="T13_92"><text:s/></text:span><text:span text:style-name="T13_93">po</text:span><text:span text:style-name="T13_94"><text:s/></text:span><text:span text:style-name="T13_95">zadach</text:span><text:span text:style-name="T13_96"><text:s/></text:span><text:span text:style-name="T13_97">oraz</text:span><text:span text:style-name="T13_98"><text:s/></text:span><text:span text:style-name="T13_99">nie</text:span><text:span text:style-name="T13_100"><text:s/></text:span><text:span text:style-name="T13_101">zawsze</text:span><text:span text:style-name="T13_102"><text:s/></text:span><text:span text:style-name="T13_103">wygrywa</text:span><text:span text:style-name="T13_104">.</text:span></text:p>
      <text:p text:style-name="P14"/>
      <text:p text:style-name="P15"><text:span text:style-name="T15_1">Tempo</text:span><text:span text:style-name="T15_2"><text:s/></text:span><text:span text:style-name="T15_3">akcji</text:span><text:span text:style-name="T15_4"><text:s/></text:span><text:span text:style-name="T15_5">jest</text:span><text:span text:style-name="T15_6"><text:s/></text:span><text:span text:style-name="T15_7">stałe</text:span><text:span text:style-name="T15_8"><text:s/></text:span><text:span text:style-name="T15_9">i</text:span><text:span text:style-name="T15_10"><text:s/></text:span><text:span text:style-name="T15_11">dobrze</text:span><text:span text:style-name="T15_12"><text:s/></text:span><text:span text:style-name="T15_13">dobrane</text:span><text:span text:style-name="T15_14">.<text:s/></text:span><text:span text:style-name="T15_15">Nie</text:span><text:span text:style-name="T15_16"><text:s/></text:span><text:span text:style-name="T15_17">pędzi</text:span><text:span text:style-name="T15_18"><text:s/></text:span><text:span text:style-name="T15_19">na</text:span><text:span text:style-name="T15_20"><text:s/></text:span><text:span text:style-name="T15_21">łeb</text:span><text:span text:style-name="T15_22">,<text:s/></text:span><text:span text:style-name="T15_23">na</text:span><text:span text:style-name="T15_24"><text:s/></text:span><text:span text:style-name="T15_25">szyję</text:span><text:span text:style-name="T15_26">,<text:s/></text:span><text:span text:style-name="T15_27">ale</text:span><text:span text:style-name="T15_28"><text:s/></text:span><text:span text:style-name="T15_29">też</text:span><text:span text:style-name="T15_30"><text:s/></text:span><text:span text:style-name="T15_31">nie</text:span><text:span text:style-name="T15_32"><text:s/></text:span><text:span text:style-name="T15_33">nuży</text:span><text:span text:style-name="T15_34">.<text:s/></text:span><text:span text:style-name="T15_35">Widać</text:span><text:span text:style-name="T15_36">,<text:s/></text:span><text:span text:style-name="T15_37">że</text:span><text:span text:style-name="T15_38"><text:s/></text:span><text:span text:style-name="T15_39">autor</text:span><text:span text:style-name="T15_40"><text:s/></text:span><text:span text:style-name="T15_41">miał</text:span><text:span text:style-name="T15_42"><text:s/></text:span><text:span text:style-name="T15_43">swój</text:span><text:span text:style-name="T15_44"><text:s/></text:span><text:span text:style-name="T15_45">plan</text:span><text:span text:style-name="T15_46"><text:s/></text:span><text:span text:style-name="T15_47">i</text:span><text:span text:style-name="T15_48"><text:s/></text:span><text:span text:style-name="T15_49">się</text:span><text:span text:style-name="T15_50"><text:s/></text:span><text:span text:style-name="T15_51">go</text:span><text:span text:style-name="T15_52"><text:s/></text:span><text:span text:style-name="T15_53">trzymał</text:span><text:span text:style-name="T15_54">,<text:s/></text:span><text:span text:style-name="T15_55">bo</text:span><text:span text:style-name="T15_56"><text:s/></text:span><text:span text:style-name="T15_57">całość</text:span><text:span text:style-name="T15_58"><text:s/></text:span><text:span text:style-name="T15_59">porównałabym</text:span><text:span text:style-name="T15_60"><text:s/></text:span><text:span text:style-name="T15_61">do</text:span><text:span text:style-name="T15_62"><text:s/></text:span><text:span text:style-name="T15_63">nurtu</text:span><text:span text:style-name="T15_64"><text:s/></text:span><text:span text:style-name="T15_65">spokojnej</text:span><text:span text:style-name="T15_66"><text:s/></text:span><text:span text:style-name="T15_67">rzeki</text:span><text:span text:style-name="T15_68">,<text:s/></text:span><text:span text:style-name="T15_69">która</text:span><text:span text:style-name="T15_70"><text:s/></text:span><text:span text:style-name="T15_71">płynie</text:span><text:span text:style-name="T15_72"><text:s/></text:span><text:span text:style-name="T15_73">z</text:span><text:span text:style-name="T15_74"><text:s/></text:span><text:span text:style-name="T15_75">odpowiednią</text:span><text:span text:style-name="T15_76"><text:s/></text:span><text:span text:style-name="T15_77">prędkością</text:span><text:span text:style-name="T15_78">.<text:s/></text:span><text:span text:style-name="T15_79">Jedynie</text:span><text:span text:style-name="T15_80"><text:s/></text:span><text:span text:style-name="T15_81">początek</text:span><text:span text:style-name="T15_82"><text:s/></text:span><text:span text:style-name="T15_83">wypada</text:span><text:span text:style-name="T15_84"><text:s/></text:span><text:span text:style-name="T15_85">blado</text:span><text:span text:style-name="T15_86"><text:s/></text:span><text:span text:style-name="T15_87">i</text:span><text:span text:style-name="T15_88"><text:s/></text:span><text:span text:style-name="T15_89">może</text:span><text:span text:style-name="T15_90"><text:s/></text:span><text:span text:style-name="T15_91">nieco</text:span><text:span text:style-name="T15_92"><text:s/></text:span><text:span text:style-name="T15_93">nudzić</text:span><text:span text:style-name="T15_94"><text:s/></text:span><text:span text:style-name="T15_95">czytelnika</text:span><text:span text:style-name="T15_96">.</text:span></text:p>
      <text:p text:style-name="P16"/>
      <text:p text:style-name="P17"><text:span text:style-name="T17_1">Kreacja</text:span><text:span text:style-name="T17_2"><text:s/></text:span><text:span text:style-name="T17_3">postaci</text:span><text:span text:style-name="T17_4"><text:s/></text:span><text:span text:style-name="T17_5">wyszła</text:span><text:span text:style-name="T17_6"><text:s/></text:span><text:span text:style-name="T17_7">autorowi</text:span><text:span text:style-name="T17_8"><text:s/></text:span><text:span text:style-name="T17_9">znakomicie</text:span><text:span text:style-name="T17_10">.<text:s/></text:span><text:span text:style-name="T17_11">Bohaterowie</text:span><text:span text:style-name="T17_12"><text:s/></text:span><text:span text:style-name="T17_13">kanoniczni</text:span><text:span text:style-name="T17_14"><text:s/></text:span><text:span text:style-name="T17_15">są</text:span><text:span text:style-name="T17_16"><text:s/></text:span><text:span text:style-name="T17_17">świetnie</text:span><text:span text:style-name="T17_18"><text:s/></text:span><text:span text:style-name="T17_19">oddani</text:span><text:span text:style-name="T17_20">,<text:s/></text:span><text:span text:style-name="T17_21">a</text:span><text:span text:style-name="T17_22"><text:s/></text:span><text:span text:style-name="T17_23">Pani</text:span><text:span text:style-name="T17_24"><text:s/></text:span><text:span text:style-name="T17_25">Nocy</text:span><text:span text:style-name="T17_26"><text:s/></text:span><text:span text:style-name="T17_27">nabrała</text:span><text:span text:style-name="T17_28"><text:s/></text:span><text:span text:style-name="T17_29">sporo</text:span><text:span text:style-name="T17_30"><text:s/></text:span><text:span text:style-name="T17_31">charakteru</text:span><text:span text:style-name="T17_32"><text:s/></text:span><text:span text:style-name="T17_33">i</text:span><text:span text:style-name="T17_34"><text:s/></text:span><text:span text:style-name="T17_35">zachowuje</text:span><text:span text:style-name="T17_36"><text:s/></text:span><text:span text:style-name="T17_37">się</text:span><text:span text:style-name="T17_38"><text:s/></text:span><text:span text:style-name="T17_39">odpowiednio</text:span><text:span text:style-name="T17_40">,<text:s/></text:span><text:span text:style-name="T17_41">jak</text:span><text:span text:style-name="T17_42"><text:s/></text:span><text:span text:style-name="T17_43">na</text:span><text:span text:style-name="T17_44"><text:s/></text:span><text:span text:style-name="T17_45">klacz</text:span><text:span text:style-name="T17_46"><text:s/></text:span><text:span text:style-name="T17_47">o</text:span><text:span text:style-name="T17_48"><text:s/></text:span><text:span text:style-name="T17_49">takiej</text:span><text:span text:style-name="T17_50"><text:s/></text:span><text:span text:style-name="T17_51">pozycji</text:span><text:span text:style-name="T17_52"><text:s/></text:span><text:span text:style-name="T17_53">oraz</text:span><text:span text:style-name="T17_54"><text:s/></text:span><text:span text:style-name="T17_55">życiowym</text:span><text:span text:style-name="T17_56"><text:s/></text:span><text:span text:style-name="T17_57">doświadczeniu</text:span><text:span text:style-name="T17_58">.<text:s/></text:span><text:span text:style-name="T17_59">Postacie</text:span><text:span text:style-name="T17_60"><text:s/></text:span><text:span text:style-name="T17_61">niekanoniczne</text:span><text:span text:style-name="T17_62">…<text:s/></text:span><text:span text:style-name="T17_63">Tu</text:span><text:span text:style-name="T17_64"><text:s/></text:span><text:span text:style-name="T17_65">jest</text:span><text:span text:style-name="T17_66"><text:s/></text:span><text:span text:style-name="T17_67">różnie</text:span><text:span text:style-name="T17_68">.<text:s/></text:span><text:span text:style-name="T17_69">Zdarzają</text:span><text:span text:style-name="T17_70"><text:s/></text:span><text:span text:style-name="T17_71">się</text:span><text:span text:style-name="T17_72"><text:s/></text:span><text:span text:style-name="T17_73">jednostki</text:span><text:span text:style-name="T17_74"><text:s/></text:span><text:span text:style-name="T17_75">wybitnie</text:span><text:span text:style-name="T17_76"><text:s/></text:span><text:span text:style-name="T17_77">wykreowane</text:span><text:span text:style-name="T17_78">,<text:s/></text:span><text:span text:style-name="T17_79">choćby</text:span><text:span text:style-name="T17_80"><text:s/></text:span><text:span text:style-name="T17_81">Element</text:span><text:span text:style-name="T17_82"><text:s/></text:span><text:span text:style-name="T17_83">Kłamstwa</text:span><text:span text:style-name="T17_84">,<text:s/></text:span><text:span text:style-name="T17_85">bardzo</text:span><text:span text:style-name="T17_86"><text:s/></text:span><text:span text:style-name="T17_87">dobre</text:span><text:span text:style-name="T17_88"><text:s/></text:span><text:span text:style-name="T17_89">–<text:s/></text:span><text:span text:style-name="T17_90">Wordweaver</text:span><text:span text:style-name="T17_91">,<text:s/></text:span><text:span text:style-name="T17_92">średnie</text:span><text:span text:style-name="T17_93"><text:s/></text:span><text:span text:style-name="T17_94">oraz</text:span><text:span text:style-name="T17_95"><text:s/></text:span><text:span text:style-name="T17_96">sam</text:span><text:span text:style-name="T17_97"><text:s/></text:span><text:span text:style-name="T17_98">Fire</text:span><text:span text:style-name="T17_99">,<text:s/></text:span><text:span text:style-name="T17_100">który</text:span><text:span text:style-name="T17_101"><text:s/></text:span><text:span text:style-name="T17_102">jest</text:span><text:span text:style-name="T17_103"><text:s/></text:span><text:span text:style-name="T17_104">pozbawiony</text:span><text:span text:style-name="T17_105"><text:s/></text:span><text:span text:style-name="T17_106">charakteru</text:span><text:span text:style-name="T17_107">.<text:s/></text:span><text:span text:style-name="T17_108">Typowy</text:span><text:span text:style-name="T17_109"><text:s/></text:span><text:span text:style-name="T17_110">wielki</text:span><text:span text:style-name="T17_111"><text:s/></text:span><text:span text:style-name="T17_112">zły</text:span><text:span text:style-name="T17_113">,<text:s/></text:span><text:span text:style-name="T17_114">który</text:span><text:span text:style-name="T17_115"><text:s/></text:span><text:span text:style-name="T17_116">jest</text:span><text:span text:style-name="T17_117"><text:s/></text:span><text:span text:style-name="T17_118">nudny</text:span><text:span text:style-name="T17_119"><text:s/></text:span><text:span text:style-name="T17_120">do</text:span><text:span text:style-name="T17_121"><text:s/></text:span><text:span text:style-name="T17_122">bólu</text:span><text:span text:style-name="T17_123"><text:s/></text:span><text:span text:style-name="T17_124">ze</text:span><text:span text:style-name="T17_125"><text:s/></text:span><text:span text:style-name="T17_126">swoją</text:span><text:span text:style-name="T17_127"><text:s/></text:span><text:span text:style-name="T17_128">potęgą</text:span><text:span text:style-name="T17_129"><text:s/></text:span><text:span text:style-name="T17_130">i</text:span><text:span text:style-name="T17_131"><text:s/></text:span><text:span text:style-name="T17_132">chęcią</text:span><text:span text:style-name="T17_133"><text:s/></text:span><text:span text:style-name="T17_134">zniszczenia</text:span><text:span text:style-name="T17_135"><text:s/></text:span><text:span text:style-name="T17_136">wszystkiego</text:span><text:span text:style-name="T17_137">.<text:s/></text:span><text:span text:style-name="T17_138">Ale</text:span><text:span text:style-name="T17_139"><text:s/></text:span><text:span text:style-name="T17_140">przynajmniej</text:span><text:span text:style-name="T17_141"><text:s/></text:span><text:span text:style-name="T17_142">jest</text:span><text:span text:style-name="T17_143"><text:s/></text:span><text:span text:style-name="T17_144">dość</text:span><text:span text:style-name="T17_145"><text:s/></text:span><text:span text:style-name="T17_146">inteligent</text:span><text:span text:style-name="T17_147">n</text:span><text:span text:style-name="T17_148">y</text:span><text:span text:style-name="T17_149"><text:s/></text:span><text:span text:style-name="T17_150">i</text:span><text:span text:style-name="T17_151"><text:s/></text:span><text:span text:style-name="T17_152">wie</text:span><text:span text:style-name="T17_153">,</text:span><text:span text:style-name="T17_154"><text:s/></text:span><text:span text:style-name="T17_155">co</text:span><text:span text:style-name="T17_156"><text:s/></text:span><text:span text:style-name="T17_157">to</text:span><text:span text:style-name="T17_158"><text:s/></text:span><text:span text:style-name="T17_159">finezja</text:span><text:span text:style-name="T17_160">.<text:s/></text:span><text:span text:style-name="T17_161">Nie</text:span><text:span text:style-name="T17_162"><text:s/></text:span><text:span text:style-name="T17_163">jest</text:span><text:span text:style-name="T17_164"><text:s/></text:span><text:span text:style-name="T17_165">to</text:span><text:span text:style-name="T17_166"><text:s/></text:span><text:span text:style-name="T17_167">może</text:span><text:span text:style-name="T17_168"><text:s/></text:span><text:span text:style-name="T17_169">najgorsza</text:span><text:span text:style-name="T17_170"><text:s/></text:span><text:span text:style-name="T17_171">alikornia</text:span><text:span text:style-name="T17_172"><text:s/></text:span><text:span text:style-name="T17_173">kreacja</text:span><text:span text:style-name="T17_174"><text:s/></text:span><text:span text:style-name="T17_175">świata</text:span><text:span text:style-name="T17_176">,<text:s/></text:span><text:span text:style-name="T17_177">ale</text:span><text:span text:style-name="T17_178"><text:s/></text:span><text:span text:style-name="T17_179">bohater</text:span><text:span text:style-name="T17_180"><text:s/></text:span><text:span text:style-name="T17_181">ten</text:span><text:span text:style-name="T17_182"><text:s/></text:span><text:span text:style-name="T17_183">prezentuje</text:span><text:span text:style-name="T17_184"><text:s/></text:span><text:span text:style-name="T17_185">się</text:span><text:span text:style-name="T17_186"><text:s/></text:span><text:span text:style-name="T17_187">nijako</text:span><text:span text:style-name="T17_188">.</text:span></text:p>
      <text:p text:style-name="P18"/>
      <text:p text:style-name="P19"><text:span text:style-name="T19_1">Niestety</text:span><text:span text:style-name="T19_2">,</text:span><text:span text:style-name="T19_3"><text:s/></text:span><text:span text:style-name="T19_4">jest</text:span><text:span text:style-name="T19_5"><text:s/></text:span><text:span text:style-name="T19_6">za</text:span><text:span text:style-name="T19_7"><text:s/></text:span><text:span text:style-name="T19_8">mało</text:span><text:span text:style-name="T19_9"><text:s/></text:span><text:span text:style-name="T19_10">opisów</text:span><text:span text:style-name="T19_11">,<text:s/></text:span><text:span text:style-name="T19_12">szczególnie</text:span><text:span text:style-name="T19_13"><text:s/></text:span><text:span text:style-name="T19_14">lasu</text:span><text:span text:style-name="T19_15"><text:s/></text:span><text:span text:style-name="T19_16">Everfree</text:span><text:span text:style-name="T19_17">,<text:s/></text:span><text:span text:style-name="T19_18">Ponyville</text:span><text:span text:style-name="T19_19"><text:s/></text:span><text:span text:style-name="T19_20">i</text:span><text:span text:style-name="T19_21"><text:s/></text:span><text:span text:style-name="T19_22">miasta</text:span><text:span text:style-name="T19_23"><text:s/></text:span><text:span text:style-name="T19_24">Canterlot</text:span><text:span text:style-name="T19_25">.<text:s/></text:span><text:span text:style-name="T19_26">A</text:span><text:span text:style-name="T19_27"><text:s/></text:span><text:span text:style-name="T19_28">przecież</text:span><text:span text:style-name="T19_29"><text:s/></text:span><text:span text:style-name="T19_30">mogłyby</text:span><text:span text:style-name="T19_31"><text:s/></text:span><text:span text:style-name="T19_32">one</text:span><text:span text:style-name="T19_33"><text:s/></text:span><text:span text:style-name="T19_34">zbudować</text:span><text:span text:style-name="T19_35"><text:s/></text:span><text:span text:style-name="T19_36">fenomenalny</text:span><text:span text:style-name="T19_37"><text:s/></text:span><text:span text:style-name="T19_38">klimat</text:span><text:span text:style-name="T19_39">.<text:s/></text:span><text:span text:style-name="T19_40">To</text:span><text:span text:style-name="T19_41"><text:s/></text:span><text:span text:style-name="T19_42">spora</text:span><text:span text:style-name="T19_43"><text:s/></text:span><text:span text:style-name="T19_44">bolączka</text:span><text:span text:style-name="T19_45"><text:s/>“</text:span><text:span text:style-name="T19_46">Kronik</text:span><text:span text:style-name="T19_47"><text:s/></text:span><text:span text:style-name="T19_48">Equestrii</text:span><text:span text:style-name="T19_49">:<text:s/></text:span><text:span text:style-name="T19_50">Nadejścia</text:span><text:span text:style-name="T19_51"><text:s/></text:span><text:span text:style-name="T19_52">Ognia</text:span><text:span text:style-name="T19_53">”.<text:s/></text:span><text:span text:style-name="T19_54">Czyta</text:span><text:span text:style-name="T19_55"><text:s/></text:span><text:span text:style-name="T19_56">się</text:span><text:span text:style-name="T19_57"><text:s/></text:span><text:span text:style-name="T19_58">to</text:span><text:span text:style-name="T19_59"><text:s/></text:span><text:span text:style-name="T19_60">całkiem</text:span><text:span text:style-name="T19_61"><text:s/></text:span><text:span text:style-name="T19_62">przyjemnie</text:span><text:span text:style-name="T19_63">,<text:s/></text:span><text:span text:style-name="T19_64">ale</text:span><text:span text:style-name="T19_65"><text:s/></text:span><text:span text:style-name="T19_66">brakuje</text:span><text:span text:style-name="T19_67"><text:s/></text:span><text:span text:style-name="T19_68">nastroju</text:span><text:span text:style-name="T19_69">.<text:s/></text:span><text:span text:style-name="T19_70">Aby</text:span><text:span text:style-name="T19_71"><text:s/></text:span><text:span text:style-name="T19_72">było</text:span><text:span text:style-name="T19_73"><text:s/></text:span><text:span text:style-name="T19_74">zabawniej</text:span><text:span text:style-name="T19_75"><text:s/>–<text:s/></text:span><text:span text:style-name="T19_76">Nicz</text:span><text:span text:style-name="T19_77"><text:s/></text:span><text:span text:style-name="T19_78">wyraźnie</text:span><text:span text:style-name="T19_79"><text:s/></text:span><text:span text:style-name="T19_80">potrafi</text:span><text:span text:style-name="T19_81"><text:s/></text:span><text:span text:style-name="T19_82">tworzyć</text:span><text:span text:style-name="T19_83"><text:s/></text:span><text:span text:style-name="T19_84">całkiem</text:span><text:span text:style-name="T19_85"><text:s/></text:span><text:span text:style-name="T19_86">przyzwoite</text:span><text:span text:style-name="T19_87"><text:s/></text:span><text:span text:style-name="T19_88">kreacje</text:span><text:span text:style-name="T19_89"><text:s/></text:span><text:span text:style-name="T19_90">miejsc</text:span><text:span text:style-name="T19_91">,<text:s/></text:span><text:span text:style-name="T19_92">co</text:span><text:span text:style-name="T19_93"><text:s/></text:span><text:span text:style-name="T19_94">widać</text:span><text:span text:style-name="T19_95"><text:s/></text:span><text:span text:style-name="T19_96">na</text:span><text:span text:style-name="T19_97"><text:s/></text:span><text:span text:style-name="T19_98">przykładzie</text:span><text:span text:style-name="T19_99"><text:s/></text:span><text:span text:style-name="T19_100">zamku</text:span><text:span text:style-name="T19_101"><text:s/></text:span><text:span text:style-name="T19_102">Canterlot</text:span><text:span text:style-name="T19_103"><text:s/></text:span><text:span text:style-name="T19_104">i</text:span><text:span text:style-name="T19_105"><text:s/></text:span><text:span text:style-name="T19_106">chatki</text:span><text:span text:style-name="T19_107"><text:s/></text:span><text:span text:style-name="T19_108">Zecory</text:span><text:span text:style-name="T19_109">.<text:s/></text:span><text:span text:style-name="T19_110">Z</text:span><text:span text:style-name="T19_111"><text:s/></text:span><text:span text:style-name="T19_112">przykrością</text:span><text:span text:style-name="T19_113"><text:s/></text:span><text:span text:style-name="T19_114">muszę</text:span><text:span text:style-name="T19_115"><text:s/></text:span><text:span text:style-name="T19_116">stwierdzić</text:span><text:span text:style-name="T19_117">,<text:s/></text:span><text:span text:style-name="T19_118">że</text:span><text:span text:style-name="T19_119"><text:s/></text:span><text:span text:style-name="T19_120">potencjał</text:span><text:span text:style-name="T19_121"><text:s/></text:span><text:span text:style-name="T19_122">został</text:span><text:span text:style-name="T19_123"><text:s/></text:span><text:span text:style-name="T19_124">niewykorzystany</text:span><text:span text:style-name="T19_125">.<text:s/></text:span><text:span text:style-name="T19_126">Temu</text:span><text:span text:style-name="T19_127"><text:s/></text:span><text:span text:style-name="T19_128">świat</text:span><text:span text:style-name="T19_129">u</text:span><text:span text:style-name="T19_130"><text:s/></text:span><text:span text:style-name="T19_131">po</text:span><text:span text:style-name="T19_132"><text:s/></text:span><text:span text:style-name="T19_133">prostu</text:span><text:span text:style-name="T19_134"><text:s/></text:span><text:span text:style-name="T19_135">brakuje</text:span><text:span text:style-name="T19_136"><text:s/></text:span><text:span text:style-name="T19_137">tła</text:span><text:span text:style-name="T19_138"><text:s/></text:span><text:span text:style-name="T19_139">i</text:span><text:span text:style-name="T19_140"><text:s/></text:span><text:span text:style-name="T19_141">własnego</text:span><text:span text:style-name="T19_142"><text:s/></text:span><text:span text:style-name="T19_143">życia</text:span><text:span text:style-name="T19_144">.<text:s/></text:span><text:span text:style-name="T19_145">Zdaje</text:span><text:span text:style-name="T19_146"><text:s/></text:span><text:span text:style-name="T19_147">się</text:span><text:span text:style-name="T19_148"><text:s/></text:span><text:span text:style-name="T19_149">być</text:span><text:span text:style-name="T19_150"><text:s/></text:span><text:span text:style-name="T19_151">niepełny</text:span><text:span text:style-name="T19_152"><text:s/></text:span><text:span text:style-name="T19_153">i</text:span><text:span text:style-name="T19_154"><text:s/></text:span><text:span text:style-name="T19_155">pusty</text:span><text:span text:style-name="T19_156">,<text:s/></text:span><text:span text:style-name="T19_157">a</text:span><text:span text:style-name="T19_158"><text:s/></text:span><text:span text:style-name="T19_159">w</text:span><text:span text:style-name="T19_160"><text:s/></text:span><text:span text:style-name="T19_161">efekcie</text:span><text:span text:style-name="T19_162"><text:s/></text:span><text:span text:style-name="T19_163">całość</text:span><text:span text:style-name="T19_164"><text:s/></text:span><text:span text:style-name="T19_165">nie</text:span><text:span text:style-name="T19_166"><text:s/></text:span><text:span text:style-name="T19_167">porywa</text:span><text:span text:style-name="T19_168">.</text:span></text:p>
      <text:p text:style-name="P20"/>
      <text:p text:style-name="P21"><text:span text:style-name="T21_1">Dialogi</text:span><text:span text:style-name="T21_2"><text:s/></text:span><text:span text:style-name="T21_3">są</text:span><text:span text:style-name="T21_4"><text:s/></text:span><text:span text:style-name="T21_5">całkiem</text:span><text:span text:style-name="T21_6"><text:s/></text:span><text:span text:style-name="T21_7">dobrze</text:span><text:span text:style-name="T21_8"><text:s/></text:span><text:span text:style-name="T21_9">napisane</text:span><text:span text:style-name="T21_10"><text:s/></text:span><text:span text:style-name="T21_11">i</text:span><text:span text:style-name="T21_12"><text:s/></text:span><text:span text:style-name="T21_13">wypadają</text:span><text:span text:style-name="T21_14"><text:s/></text:span><text:span text:style-name="T21_15">naturalnie</text:span><text:span text:style-name="T21_16">.<text:s/></text:span><text:span text:style-name="T21_17">Ale</text:span><text:span text:style-name="T21_18"><text:s/></text:span><text:span text:style-name="T21_19">niestety</text:span><text:span text:style-name="T21_20"><text:s/></text:span><text:span text:style-name="T21_21">nie</text:span><text:span text:style-name="T21_22"><text:s/></text:span><text:span text:style-name="T21_23">są</text:span><text:span text:style-name="T21_24"><text:s/></text:span><text:span text:style-name="T21_25">zapisane</text:span><text:span text:style-name="T21_26"><text:s/></text:span><text:span text:style-name="T21_27">od</text:span><text:span text:style-name="T21_28"><text:s/></text:span><text:span text:style-name="T21_29">półpauz</text:span><text:span text:style-name="T21_30">.<text:s/></text:span><text:span text:style-name="T21_31">Mimo</text:span><text:span text:style-name="T21_32"><text:s/></text:span><text:span text:style-name="T21_33">wszystko</text:span><text:span text:style-name="T21_34"><text:s/></text:span><text:span text:style-name="T21_35">czytało</text:span><text:span text:style-name="T21_36"><text:s/></text:span><text:span text:style-name="T21_37">się</text:span><text:span text:style-name="T21_38"><text:s/></text:span><text:span text:style-name="T21_39">je</text:span><text:span text:style-name="T21_40"><text:s/></text:span><text:span text:style-name="T21_41">całkiem</text:span><text:span text:style-name="T21_42"><text:s/></text:span><text:span text:style-name="T21_43">fajnie</text:span><text:span text:style-name="T21_44">,<text:s/></text:span><text:span text:style-name="T21_45">a</text:span><text:span text:style-name="T21_46"><text:s/></text:span><text:span text:style-name="T21_47">błędy</text:span><text:span text:style-name="T21_48"><text:s/></text:span><text:span text:style-name="T21_49">zapisu</text:span><text:span text:style-name="T21_50"><text:s/></text:span><text:span text:style-name="T21_51">nie</text:span><text:span text:style-name="T21_52"><text:s/></text:span><text:span text:style-name="T21_53">wpłynęły</text:span><text:span text:style-name="T21_54"><text:s/></text:span><text:span text:style-name="T21_55">znacząco</text:span><text:span text:style-name="T21_56"><text:s/></text:span><text:span text:style-name="T21_57">na</text:span><text:span text:style-name="T21_58"><text:s/></text:span><text:span text:style-name="T21_59">komfort</text:span><text:span text:style-name="T21_60"><text:s/></text:span><text:span text:style-name="T21_61">czytania</text:span><text:span text:style-name="T21_62">.<text:s/></text:span><text:span text:style-name="T21_63">Za</text:span><text:span text:style-name="T21_64"><text:s/></text:span><text:span text:style-name="T21_65">to</text:span><text:span text:style-name="T21_66"><text:s/></text:span><text:span text:style-name="T21_67">zapis</text:span><text:span text:style-name="T21_68"><text:s/></text:span><text:span text:style-name="T21_69">myśli</text:span><text:span text:style-name="T21_70"><text:s/></text:span><text:span text:style-name="T21_71">jest</text:span><text:span text:style-name="T21_72"><text:s/></text:span><text:span text:style-name="T21_73">dziwny</text:span><text:span text:style-name="T21_74"><text:s/></text:span><text:span text:style-name="T21_75">i</text:span><text:span text:style-name="T21_76"><text:s/></text:span><text:span text:style-name="T21_77">budzi</text:span><text:span text:style-name="T21_78"><text:s/></text:span><text:span text:style-name="T21_79">niemiłe</text:span><text:span text:style-name="T21_80"><text:s/></text:span><text:span text:style-name="T21_81">skojarzenie</text:span><text:span text:style-name="T21_82"><text:s/></text:span><text:span text:style-name="T21_83">z</text:span><text:span text:style-name="T21_84"><text:s/></text:span><text:span text:style-name="T21_85">angielskimi</text:span><text:span text:style-name="T21_86"><text:s/></text:span><text:span text:style-name="T21_87">dialogami</text:span><text:span text:style-name="T21_88">.</text:span></text:p>
      <text:p text:style-name="P22"/>
      <text:p text:style-name="P23"><text:span text:style-name="T23_1">Generalnie</text:span><text:span text:style-name="T23_2"><text:s/></text:span><text:span text:style-name="T23_3">strona</text:span><text:span text:style-name="T23_4"><text:s/></text:span><text:span text:style-name="T23_5">techniczna</text:span><text:span text:style-name="T23_6"><text:s/></text:span><text:span text:style-name="T23_7">nie</text:span><text:span text:style-name="T23_8"><text:s/></text:span><text:span text:style-name="T23_9">powala</text:span><text:span text:style-name="T23_10">,<text:s/></text:span><text:span text:style-name="T23_11">ale</text:span><text:span text:style-name="T23_12"><text:s/></text:span><text:span text:style-name="T23_13">nie</text:span><text:span text:style-name="T23_14"><text:s/></text:span><text:span text:style-name="T23_15">budzi</text:span><text:span text:style-name="T23_16"><text:s/></text:span><text:span text:style-name="T23_17">też</text:span><text:span text:style-name="T23_18"><text:s/></text:span><text:span text:style-name="T23_19">chęci</text:span><text:span text:style-name="T23_20"><text:s/></text:span><text:span text:style-name="T23_21">sięgnięcia</text:span><text:span text:style-name="T23_22"><text:s/></text:span><text:span text:style-name="T23_23">po</text:span><text:span text:style-name="T23_24"><text:s/></text:span><text:span text:style-name="T23_25">topór</text:span><text:span text:style-name="T23_26">.<text:s/></text:span><text:span text:style-name="T23_27">Prócz</text:span><text:span text:style-name="T23_28"><text:s/></text:span><text:span text:style-name="T23_29">wyżej</text:span><text:span text:style-name="T23_30"><text:s/></text:span><text:span text:style-name="T23_31">wspomnianych</text:span><text:span text:style-name="T23_32"><text:s/></text:span><text:span text:style-name="T23_33">dywizów</text:span><text:span text:style-name="T23_34"><text:s/></text:span><text:span text:style-name="T23_35">w</text:span><text:span text:style-name="T23_36"><text:s/></text:span><text:span text:style-name="T23_37">dialogach</text:span><text:span text:style-name="T23_38">,<text:s/></text:span><text:span text:style-name="T23_39">tekst</text:span><text:span text:style-name="T23_40"><text:s/></text:span><text:span text:style-name="T23_41">cierpi</text:span><text:span text:style-name="T23_42"><text:s/></text:span><text:span text:style-name="T23_43">też</text:span><text:span text:style-name="T23_44"><text:s/></text:span><text:span text:style-name="T23_45">na</text:span><text:span text:style-name="T23_46"><text:s/></text:span><text:span text:style-name="T23_47">inne</text:span><text:span text:style-name="T23_48"><text:s/></text:span><text:span text:style-name="T23_49">bolączki</text:span><text:span text:style-name="T23_50">.<text:s/></text:span><text:span text:style-name="T23_51">Prezentuje</text:span><text:span text:style-name="T23_52"><text:s/></text:span><text:span text:style-name="T23_53">się</text:span><text:span text:style-name="T23_54"><text:s/></text:span><text:span text:style-name="T23_55">niechlujnie</text:span><text:span text:style-name="T23_56">,<text:s/></text:span><text:span text:style-name="T23_57">ponieważ</text:span><text:span text:style-name="T23_58"><text:s/></text:span><text:span text:style-name="T23_59">nie</text:span><text:span text:style-name="T23_60"><text:s/></text:span><text:span text:style-name="T23_61">jest</text:span><text:span text:style-name="T23_62"><text:s/></text:span><text:span text:style-name="T23_63">wyjustowany</text:span><text:span text:style-name="T23_64">,<text:s/></text:span><text:span text:style-name="T23_65">a</text:span><text:span text:style-name="T23_66"><text:s/></text:span><text:span text:style-name="T23_67">pomimo</text:span><text:span text:style-name="T23_68"><text:s/></text:span><text:span text:style-name="T23_69">stosowania</text:span><text:span text:style-name="T23_70"><text:s/></text:span><text:span text:style-name="T23_71">tabulatorów</text:span><text:span text:style-name="T23_72"><text:s/></text:span><text:span text:style-name="T23_73">jest</text:span><text:span text:style-name="T23_74"><text:s/></text:span><text:span text:style-name="T23_75">jedną</text:span><text:span text:style-name="T23_76"><text:s/></text:span><text:span text:style-name="T23_77">wielką</text:span><text:span text:style-name="T23_78"><text:s/></text:span><text:span text:style-name="T23_79">ścianą</text:span><text:span text:style-name="T23_80"><text:s/></text:span><text:span text:style-name="T23_81">tekstu</text:span><text:span text:style-name="T23_82">,<text:s/></text:span><text:span text:style-name="T23_83">przez</text:span><text:span text:style-name="T23_84"><text:s/></text:span><text:span text:style-name="T23_85">co</text:span><text:span text:style-name="T23_86"><text:s/></text:span><text:span text:style-name="T23_87">takie</text:span><text:span text:style-name="T23_88"><text:s/></text:span><text:span text:style-name="T23_89">dialogi</text:span><text:span text:style-name="T23_90"><text:s/></text:span><text:span text:style-name="T23_91">giną</text:span><text:span text:style-name="T23_92"><text:s/></text:span><text:span text:style-name="T23_93">w</text:span><text:span text:style-name="T23_94"><text:s/></text:span><text:span text:style-name="T23_95">masie</text:span><text:span text:style-name="T23_96"><text:s/></text:span><text:span text:style-name="T23_97">słów</text:span><text:span text:style-name="T23_98">.<text:s/></text:span><text:span text:style-name="T23_99">Jest</text:span><text:span text:style-name="T23_100"><text:s/></text:span><text:span text:style-name="T23_101">to</text:span><text:span text:style-name="T23_102"><text:s/></text:span><text:span text:style-name="T23_103">zwyczajnie</text:span><text:span text:style-name="T23_104"><text:s/></text:span><text:span text:style-name="T23_105">męczące</text:span><text:span text:style-name="T23_106"><text:s/></text:span><text:span text:style-name="T23_107">dla</text:span><text:span text:style-name="T23_108"><text:s/></text:span><text:span text:style-name="T23_109">oczu</text:span><text:span text:style-name="T23_110">.</text:span></text:p>
      <text:p text:style-name="P24"/>
      <text:p text:style-name="P25"><text:span text:style-name="T25_1">Dużym</text:span><text:span text:style-name="T25_2"><text:s/></text:span><text:span text:style-name="T25_3">atutem</text:span><text:span text:style-name="T25_4"><text:s/></text:span><text:span text:style-name="T25_5">są</text:span><text:span text:style-name="T25_6"><text:s/></text:span><text:span text:style-name="T25_7">różne</text:span><text:span text:style-name="T25_8"><text:s/></text:span><text:span text:style-name="T25_9">pomysły</text:span><text:span text:style-name="T25_10"><text:s/></text:span><text:span text:style-name="T25_11">i</text:span><text:span text:style-name="T25_12"><text:s/></text:span><text:span text:style-name="T25_13">rozwiązania</text:span><text:span text:style-name="T25_14"><text:s/></text:span><text:span text:style-name="T25_15">stosowane</text:span><text:span text:style-name="T25_16"><text:s/></text:span><text:span text:style-name="T25_17">przez</text:span><text:span text:style-name="T25_18"><text:s/></text:span><text:span text:style-name="T25_19">autora</text:span><text:span text:style-name="T25_20">.<text:s/></text:span><text:span text:style-name="T25_21">Nie</text:span><text:span text:style-name="T25_22"><text:s/></text:span><text:span text:style-name="T25_23">będę</text:span><text:span text:style-name="T25_24"><text:s/></text:span><text:span text:style-name="T25_25">tutaj</text:span><text:span text:style-name="T25_26"><text:s/></text:span><text:span text:style-name="T25_27">spoilerować</text:span><text:span text:style-name="T25_28">,<text:s/></text:span><text:span text:style-name="T25_29">ale</text:span><text:span text:style-name="T25_30"><text:s/></text:span><text:span text:style-name="T25_31">obiecuję</text:span><text:span text:style-name="T25_32">,<text:s/></text:span><text:span text:style-name="T25_33">że</text:span><text:span text:style-name="T25_34"><text:s/></text:span><text:span text:style-name="T25_35">nie</text:span><text:span text:style-name="T25_36"><text:s/></text:span><text:span text:style-name="T25_37">będziecie</text:span><text:span text:style-name="T25_38"><text:s/></text:span><text:span text:style-name="T25_39">zawiedzeni</text:span><text:span text:style-name="T25_40">.<text:s/></text:span><text:span text:style-name="T25_41">Nie</text:span><text:span text:style-name="T25_42"><text:s/></text:span><text:span text:style-name="T25_43">dziwota</text:span><text:span text:style-name="T25_44">,<text:s/></text:span><text:span text:style-name="T25_45">że</text:span><text:span text:style-name="T25_46"><text:s/></text:span><text:span text:style-name="T25_47">kiedyś</text:span><text:span text:style-name="T25_48"><text:s/>“</text:span><text:span text:style-name="T25_49">Kroniki</text:span><text:span text:style-name="T25_50">…”<text:s/></text:span><text:span text:style-name="T25_51">uchodziły</text:span><text:span text:style-name="T25_52"><text:s/></text:span><text:span text:style-name="T25_53">za</text:span><text:span text:style-name="T25_54"><text:s/></text:span><text:span text:style-name="T25_55">coś</text:span><text:span text:style-name="T25_56"><text:s/></text:span><text:span text:style-name="T25_57">wybitnego</text:span><text:span text:style-name="T25_58">.</text:span></text:p>
      <text:p text:style-name="P26"/>
      <text:p text:style-name="P27"><text:span text:style-name="T27_1">Gwoli</text:span><text:span text:style-name="T27_2"><text:s/></text:span><text:span text:style-name="T27_3">podsumowania</text:span><text:span text:style-name="T27_4"><text:s/></text:span><text:span text:style-name="T27_5">powiem</text:span><text:span text:style-name="T27_6">,<text:s/></text:span><text:span text:style-name="T27_7">że</text:span><text:span text:style-name="T27_8"><text:s/>“</text:span><text:span text:style-name="T27_9">Kroniki</text:span><text:span text:style-name="T27_10"><text:s/></text:span><text:span text:style-name="T27_11">Equestrii</text:span><text:span text:style-name="T27_12">:<text:s/></text:span><text:span text:style-name="T27_13">Nadejście</text:span><text:span text:style-name="T27_14"><text:s/></text:span><text:span text:style-name="T27_15">Ognia</text:span><text:span text:style-name="T27_16">”<text:s/></text:span><text:span text:style-name="T27_17">to</text:span><text:span text:style-name="T27_18"><text:s/></text:span><text:span text:style-name="T27_19">całkiem</text:span><text:span text:style-name="T27_20"><text:s/></text:span><text:span text:style-name="T27_21">przyjemne</text:span><text:span text:style-name="T27_22"><text:s/></text:span><text:span text:style-name="T27_23">opowiadanie</text:span><text:span text:style-name="T27_24">.<text:s/></text:span><text:span text:style-name="T27_25">Napisano</text:span><text:span text:style-name="T27_26"><text:s/></text:span><text:span text:style-name="T27_27">je</text:span><text:span text:style-name="T27_28"><text:s/></text:span><text:span text:style-name="T27_29">stylem</text:span><text:span text:style-name="T27_30"><text:s/></text:span><text:span text:style-name="T27_31">niewyćwiczonym</text:span><text:span text:style-name="T27_32"><text:s/></text:span><text:span text:style-name="T27_33">i</text:span><text:span text:style-name="T27_34"><text:s/></text:span><text:span text:style-name="T27_35">może</text:span><text:span text:style-name="T27_36"><text:s/></text:span><text:span text:style-name="T27_37">nie</text:span><text:span text:style-name="T27_38"><text:s/></text:span><text:span text:style-name="T27_39">najlepszym</text:span><text:span text:style-name="T27_40">,<text:s/></text:span><text:span text:style-name="T27_41">ale</text:span><text:span text:style-name="T27_42"><text:s/></text:span><text:span text:style-name="T27_43">wcale</text:span><text:span text:style-name="T27_44"><text:s/></text:span><text:span text:style-name="T27_45">nie</text:span><text:span text:style-name="T27_46"><text:s/></text:span><text:span text:style-name="T27_47">najgorszym</text:span><text:span text:style-name="T27_48">.<text:s/></text:span><text:span text:style-name="T27_49">Bez</text:span><text:span text:style-name="T27_50"><text:s/></text:span><text:span text:style-name="T27_51">wątpienia</text:span><text:span text:style-name="T27_52"><text:s/></text:span><text:span text:style-name="T27_53">to</text:span><text:span text:style-name="T27_54"><text:s/></text:span><text:span text:style-name="T27_55">kolejny</text:span><text:span text:style-name="T27_56"><text:s/></text:span><text:span text:style-name="T27_57">fanfik</text:span><text:span text:style-name="T27_58"><text:s/></text:span><text:span text:style-name="T27_59">zmarnowanego</text:span><text:span text:style-name="T27_60"><text:s/></text:span><text:span text:style-name="T27_61">potencjału</text:span><text:span text:style-name="T27_62">,<text:s/></text:span><text:span text:style-name="T27_63">który</text:span><text:span text:style-name="T27_64"><text:s/></text:span><text:span text:style-name="T27_65">miał</text:span><text:span text:style-name="T27_66"><text:s/></text:span><text:span text:style-name="T27_67">szansę</text:span><text:span text:style-name="T27_68"><text:s/></text:span><text:span text:style-name="T27_69">być</text:span><text:span text:style-name="T27_70"><text:s/></text:span><text:span text:style-name="T27_71">czymś</text:span><text:span text:style-name="T27_72"><text:s/></text:span><text:span text:style-name="T27_73">o</text:span><text:span text:style-name="T27_74"><text:s/></text:span><text:span text:style-name="T27_75">wiele</text:span><text:span text:style-name="T27_76"><text:s/></text:span><text:span text:style-name="T27_77">lepszym</text:span><text:span text:style-name="T27_78">,<text:s/></text:span><text:span text:style-name="T27_79">jednak</text:span><text:span text:style-name="T27_80"><text:s/></text:span><text:span text:style-name="T27_81">i</text:span><text:span text:style-name="T27_82"><text:s/></text:span><text:span text:style-name="T27_83">tak</text:span><text:span text:style-name="T27_84"><text:s/></text:span><text:span text:style-name="T27_85">jest</text:span><text:span text:style-name="T27_86"><text:s/></text:span><text:span text:style-name="T27_87">całkiem</text:span><text:span text:style-name="T27_88"><text:s/></text:span><text:span text:style-name="T27_89">przyzwoity</text:span><text:span text:style-name="T27_90">.<text:s/></text:span></text:p>
      <text:p text:style-name="P28"/>
      <text:p text:style-name="P29"><text:span text:style-name="T29_1">Jeśli</text:span><text:span text:style-name="T29_2"><text:s/></text:span><text:span text:style-name="T29_3">ktoś</text:span><text:span text:style-name="T29_4"><text:s/></text:span><text:span text:style-name="T29_5">szuka</text:span><text:span text:style-name="T29_6"><text:s/></text:span><text:span text:style-name="T29_7">jakiejś</text:span><text:span text:style-name="T29_8"><text:s/></text:span><text:span text:style-name="T29_9">typowej</text:span><text:span text:style-name="T29_10"><text:s/></text:span><text:span text:style-name="T29_11">przygodówki</text:span><text:span text:style-name="T29_12"><text:s/></text:span><text:span text:style-name="T29_13">na</text:span><text:span text:style-name="T29_14"><text:s/></text:span><text:span text:style-name="T29_15">wieczór</text:span><text:span text:style-name="T29_16">,<text:s/></text:span><text:span text:style-name="T29_17">to</text:span><text:span text:style-name="T29_18"><text:s/></text:span><text:span text:style-name="T29_19">z</text:span><text:span text:style-name="T29_20"><text:s/></text:span><text:span text:style-name="T29_21">pewnością</text:span><text:span text:style-name="T29_22"><text:s/></text:span><text:span text:style-name="T29_23">mogę</text:span><text:span text:style-name="T29_24"><text:s/></text:span><text:span text:style-name="T29_25">mu</text:span><text:span text:style-name="T29_26"><text:s/></text:span><text:span text:style-name="T29_27">go</text:span><text:span text:style-name="T29_28"><text:s/></text:span><text:span text:style-name="T29_29">polecić</text:span><text:span text:style-name="T29_30">.<text:s/></text:span><text:span text:style-name="T29_31">Zaznaczę</text:span><text:span text:style-name="T29_32"><text:s/></text:span><text:span text:style-name="T29_33">też</text:span><text:span text:style-name="T29_34">,<text:s/></text:span><text:span text:style-name="T29_35">że</text:span><text:span text:style-name="T29_36"><text:s/></text:span><text:span text:style-name="T29_37">opowiadanie</text:span><text:span text:style-name="T29_38"><text:s/></text:span><text:span text:style-name="T29_39">zawiera</text:span><text:span text:style-name="T29_40"><text:s/></text:span><text:span text:style-name="T29_41">przemoc</text:span><text:span text:style-name="T29_42">,<text:s/></text:span><text:span text:style-name="T29_43">może</text:span><text:span text:style-name="T29_44"><text:s/></text:span><text:span text:style-name="T29_45">nie</text:span><text:span text:style-name="T29_46"><text:s/></text:span><text:span text:style-name="T29_47">w</text:span><text:span text:style-name="T29_48"><text:s/></text:span><text:span text:style-name="T29_49">jakichś</text:span><text:span text:style-name="T29_50"><text:s/></text:span><text:span text:style-name="T29_51">wielkich</text:span><text:span text:style-name="T29_52"><text:s/></text:span><text:span text:style-name="T29_53">ilościach</text:span><text:span text:style-name="T29_54">,<text:s/></text:span><text:span text:style-name="T29_55">ale</text:span><text:span text:style-name="T29_56"><text:s/></text:span><text:span text:style-name="T29_57">odradzałabym</text:span><text:span text:style-name="T29_58"><text:s/></text:span><text:span text:style-name="T29_59">go</text:span><text:span text:style-name="T29_60"><text:s/></text:span><text:span text:style-name="T29_61">osobom</text:span><text:span text:style-name="T29_62"><text:s/></text:span><text:span text:style-name="T29_63">szczególnie</text:span><text:span text:style-name="T29_64"><text:s/></text:span><text:span text:style-name="T29_65">wrażliwym</text:span><text:span text:style-name="T29_66"><text:s/></text:span><text:span text:style-name="T29_67">i</text:span><text:span text:style-name="T29_68"><text:s/></text:span><text:span text:style-name="T29_69">nielubiącym</text:span><text:span text:style-name="T29_70"><text:s/></text:span><text:span text:style-name="T29_71">tagów</text:span><text:span text:style-name="T29_72"><text:s/>[</text:span><text:span text:style-name="T29_73">violence</text:span><text:span text:style-name="T29_74">]<text:s/></text:span><text:span text:style-name="T29_75">oraz</text:span><text:span text:style-name="T29_76"><text:s/>[</text:span><text:span text:style-name="T29_77">dark</text:span><text:span text:style-name="T29_78">],<text:s/></text:span><text:span text:style-name="T29_79">bo</text:span><text:span text:style-name="T29_80"><text:s/></text:span><text:span text:style-name="T29_81">choć</text:span><text:span text:style-name="T29_82"><text:s/></text:span><text:span text:style-name="T29_83">autor</text:span><text:span text:style-name="T29_84"><text:s/></text:span><text:span text:style-name="T29_85">ich</text:span><text:span text:style-name="T29_86"><text:s/></text:span><text:span text:style-name="T29_87">nie</text:span><text:span text:style-name="T29_88"><text:s/></text:span><text:span text:style-name="T29_89">przyznał</text:span><text:span text:style-name="T29_90">,<text:s/></text:span><text:span text:style-name="T29_91">to</text:span><text:span text:style-name="T29_92"><text:s/></text:span><text:span text:style-name="T29_93">moim</text:span><text:span text:style-name="T29_94"><text:s/></text:span><text:span text:style-name="T29_95">zdaniem</text:span><text:span text:style-name="T29_96"><text:s/></text:span><text:span text:style-name="T29_97">spokojnie</text:span><text:span text:style-name="T29_98"><text:s/></text:span><text:span text:style-name="T29_99">mogłyby</text:span><text:span text:style-name="T29_100"><text:s/></text:span><text:span text:style-name="T29_101">je</text:span><text:span text:style-name="T29_102"><text:s/></text:span><text:span text:style-name="T29_103">nosić</text:span><text:span text:style-name="T29_104">.</text:span></text:p>
      <text:p text:style-name="P30"/>
      <text:p text:style-name="P31"><text:span text:style-name="T31_1"><text:a xlink:type="simple" xlink:href="http://4.bp.blogspot.com/-2-ZMjwtp0mg/Tmn6XIGZZmI/AAAAAAAAAiY/Hrfogv8240I/s1600/commish__black_stallion_by_sculpting_with_acid-d3whnad.png"><text:span text:style-name="T31_2">http</text:span></text:a></text:span><text:span text:style-name="T31_3"><text:a xlink:type="simple" xlink:href="http://4.bp.blogspot.com/-2-ZMjwtp0mg/Tmn6XIGZZmI/AAAAAAAAAiY/Hrfogv8240I/s1600/commish__black_stallion_by_sculpting_with_acid-d3whnad.png"><text:span text:style-name="T31_4">://4.</text:span></text:a></text:span><text:span text:style-name="T31_5"><text:a xlink:type="simple" xlink:href="http://4.bp.blogspot.com/-2-ZMjwtp0mg/Tmn6XIGZZmI/AAAAAAAAAiY/Hrfogv8240I/s1600/commish__black_stallion_by_sculpting_with_acid-d3whnad.png"><text:span text:style-name="T31_6">bp</text:span></text:a></text:span><text:span text:style-name="T31_7"><text:a xlink:type="simple" xlink:href="http://4.bp.blogspot.com/-2-ZMjwtp0mg/Tmn6XIGZZmI/AAAAAAAAAiY/Hrfogv8240I/s1600/commish__black_stallion_by_sculpting_with_acid-d3whnad.png"><text:span text:style-name="T31_8">.</text:span></text:a></text:span><text:span text:style-name="T31_9"><text:a xlink:type="simple" xlink:href="http://4.bp.blogspot.com/-2-ZMjwtp0mg/Tmn6XIGZZmI/AAAAAAAAAiY/Hrfogv8240I/s1600/commish__black_stallion_by_sculpting_with_acid-d3whnad.png"><text:span text:style-name="T31_10">blogspot</text:span></text:a></text:span><text:span text:style-name="T31_11"><text:a xlink:type="simple" xlink:href="http://4.bp.blogspot.com/-2-ZMjwtp0mg/Tmn6XIGZZmI/AAAAAAAAAiY/Hrfogv8240I/s1600/commish__black_stallion_by_sculpting_with_acid-d3whnad.png"><text:span text:style-name="T31_12">.</text:span></text:a></text:span><text:span text:style-name="T31_13"><text:a xlink:type="simple" xlink:href="http://4.bp.blogspot.com/-2-ZMjwtp0mg/Tmn6XIGZZmI/AAAAAAAAAiY/Hrfogv8240I/s1600/commish__black_stallion_by_sculpting_with_acid-d3whnad.png"><text:span text:style-name="T31_14">com</text:span></text:a></text:span><text:span text:style-name="T31_15"><text:a xlink:type="simple" xlink:href="http://4.bp.blogspot.com/-2-ZMjwtp0mg/Tmn6XIGZZmI/AAAAAAAAAiY/Hrfogv8240I/s1600/commish__black_stallion_by_sculpting_with_acid-d3whnad.png"><text:span text:style-name="T31_16">/-2-</text:span></text:a></text:span><text:span text:style-name="T31_17"><text:a xlink:type="simple" xlink:href="http://4.bp.blogspot.com/-2-ZMjwtp0mg/Tmn6XIGZZmI/AAAAAAAAAiY/Hrfogv8240I/s1600/commish__black_stallion_by_sculpting_with_acid-d3whnad.png"><text:span text:style-name="T31_18">ZMjwtp</text:span></text:a></text:span><text:span text:style-name="T31_19"><text:a xlink:type="simple" xlink:href="http://4.bp.blogspot.com/-2-ZMjwtp0mg/Tmn6XIGZZmI/AAAAAAAAAiY/Hrfogv8240I/s1600/commish__black_stallion_by_sculpting_with_acid-d3whnad.png"><text:span text:style-name="T31_20">0</text:span></text:a></text:span><text:span text:style-name="T31_21"><text:a xlink:type="simple" xlink:href="http://4.bp.blogspot.com/-2-ZMjwtp0mg/Tmn6XIGZZmI/AAAAAAAAAiY/Hrfogv8240I/s1600/commish__black_stallion_by_sculpting_with_acid-d3whnad.png"><text:span text:style-name="T31_22">mg</text:span></text:a></text:span><text:span text:style-name="T31_23"><text:a xlink:type="simple" xlink:href="http://4.bp.blogspot.com/-2-ZMjwtp0mg/Tmn6XIGZZmI/AAAAAAAAAiY/Hrfogv8240I/s1600/commish__black_stallion_by_sculpting_with_acid-d3whnad.png"><text:span text:style-name="T31_24">/</text:span></text:a></text:span><text:span text:style-name="T31_25"><text:a xlink:type="simple" xlink:href="http://4.bp.blogspot.com/-2-ZMjwtp0mg/Tmn6XIGZZmI/AAAAAAAAAiY/Hrfogv8240I/s1600/commish__black_stallion_by_sculpting_with_acid-d3whnad.png"><text:span text:style-name="T31_26">Tmn</text:span></text:a></text:span><text:span text:style-name="T31_27"><text:a xlink:type="simple" xlink:href="http://4.bp.blogspot.com/-2-ZMjwtp0mg/Tmn6XIGZZmI/AAAAAAAAAiY/Hrfogv8240I/s1600/commish__black_stallion_by_sculpting_with_acid-d3whnad.png"><text:span text:style-name="T31_28">6</text:span></text:a></text:span><text:span text:style-name="T31_29"><text:a xlink:type="simple" xlink:href="http://4.bp.blogspot.com/-2-ZMjwtp0mg/Tmn6XIGZZmI/AAAAAAAAAiY/Hrfogv8240I/s1600/commish__black_stallion_by_sculpting_with_acid-d3whnad.png"><text:span text:style-name="T31_30">XIGZZmI</text:span></text:a></text:span><text:span text:style-name="T31_31"><text:a xlink:type="simple" xlink:href="http://4.bp.blogspot.com/-2-ZMjwtp0mg/Tmn6XIGZZmI/AAAAAAAAAiY/Hrfogv8240I/s1600/commish__black_stallion_by_sculpting_with_acid-d3whnad.png"><text:span text:style-name="T31_32">/</text:span></text:a></text:span><text:span text:style-name="T31_33"><text:a xlink:type="simple" xlink:href="http://4.bp.blogspot.com/-2-ZMjwtp0mg/Tmn6XIGZZmI/AAAAAAAAAiY/Hrfogv8240I/s1600/commish__black_stallion_by_sculpting_with_acid-d3whnad.png"><text:span text:style-name="T31_34">AAAAAAAAAiY</text:span></text:a></text:span><text:span text:style-name="T31_35"><text:a xlink:type="simple" xlink:href="http://4.bp.blogspot.com/-2-ZMjwtp0mg/Tmn6XIGZZmI/AAAAAAAAAiY/Hrfogv8240I/s1600/commish__black_stallion_by_sculpting_with_acid-d3whnad.png"><text:span text:style-name="T31_36">/</text:span></text:a></text:span><text:span text:style-name="T31_37"><text:a xlink:type="simple" xlink:href="http://4.bp.blogspot.com/-2-ZMjwtp0mg/Tmn6XIGZZmI/AAAAAAAAAiY/Hrfogv8240I/s1600/commish__black_stallion_by_sculpting_with_acid-d3whnad.png"><text:span text:style-name="T31_38">Hrfogv</text:span></text:a></text:span><text:span text:style-name="T31_39"><text:a xlink:type="simple" xlink:href="http://4.bp.blogspot.com/-2-ZMjwtp0mg/Tmn6XIGZZmI/AAAAAAAAAiY/Hrfogv8240I/s1600/commish__black_stallion_by_sculpting_with_acid-d3whnad.png"><text:span text:style-name="T31_40">8240</text:span></text:a></text:span><text:span text:style-name="T31_41"><text:a xlink:type="simple" xlink:href="http://4.bp.blogspot.com/-2-ZMjwtp0mg/Tmn6XIGZZmI/AAAAAAAAAiY/Hrfogv8240I/s1600/commish__black_stallion_by_sculpting_with_acid-d3whnad.png"><text:span text:style-name="T31_42">I</text:span></text:a></text:span><text:span text:style-name="T31_43"><text:a xlink:type="simple" xlink:href="http://4.bp.blogspot.com/-2-ZMjwtp0mg/Tmn6XIGZZmI/AAAAAAAAAiY/Hrfogv8240I/s1600/commish__black_stallion_by_sculpting_with_acid-d3whnad.png"><text:span text:style-name="T31_44">/</text:span></text:a></text:span><text:span text:style-name="T31_45"><text:a xlink:type="simple" xlink:href="http://4.bp.blogspot.com/-2-ZMjwtp0mg/Tmn6XIGZZmI/AAAAAAAAAiY/Hrfogv8240I/s1600/commish__black_stallion_by_sculpting_with_acid-d3whnad.png"><text:span text:style-name="T31_46">s</text:span></text:a></text:span><text:span text:style-name="T31_47"><text:a xlink:type="simple" xlink:href="http://4.bp.blogspot.com/-2-ZMjwtp0mg/Tmn6XIGZZmI/AAAAAAAAAiY/Hrfogv8240I/s1600/commish__black_stallion_by_sculpting_with_acid-d3whnad.png"><text:span text:style-name="T31_48">1600/</text:span></text:a></text:span><text:span text:style-name="T31_49"><text:a xlink:type="simple" xlink:href="http://4.bp.blogspot.com/-2-ZMjwtp0mg/Tmn6XIGZZmI/AAAAAAAAAiY/Hrfogv8240I/s1600/commish__black_stallion_by_sculpting_with_acid-d3whnad.png"><text:span text:style-name="T31_50">commish</text:span></text:a></text:span><text:span text:style-name="T31_51"><text:a xlink:type="simple" xlink:href="http://4.bp.blogspot.com/-2-ZMjwtp0mg/Tmn6XIGZZmI/AAAAAAAAAiY/Hrfogv8240I/s1600/commish__black_stallion_by_sculpting_with_acid-d3whnad.png"><text:span text:style-name="T31_52">__</text:span></text:a></text:span><text:span text:style-name="T31_53"><text:a xlink:type="simple" xlink:href="http://4.bp.blogspot.com/-2-ZMjwtp0mg/Tmn6XIGZZmI/AAAAAAAAAiY/Hrfogv8240I/s1600/commish__black_stallion_by_sculpting_with_acid-d3whnad.png"><text:span text:style-name="T31_54">black</text:span></text:a></text:span><text:span text:style-name="T31_55"><text:a xlink:type="simple" xlink:href="http://4.bp.blogspot.com/-2-ZMjwtp0mg/Tmn6XIGZZmI/AAAAAAAAAiY/Hrfogv8240I/s1600/commish__black_stallion_by_sculpting_with_acid-d3whnad.png"><text:span text:style-name="T31_56">_</text:span></text:a></text:span><text:span text:style-name="T31_57"><text:a xlink:type="simple" xlink:href="http://4.bp.blogspot.com/-2-ZMjwtp0mg/Tmn6XIGZZmI/AAAAAAAAAiY/Hrfogv8240I/s1600/commish__black_stallion_by_sculpting_with_acid-d3whnad.png"><text:span text:style-name="T31_58">stallion</text:span></text:a></text:span><text:span text:style-name="T31_59"><text:a xlink:type="simple" xlink:href="http://4.bp.blogspot.com/-2-ZMjwtp0mg/Tmn6XIGZZmI/AAAAAAAAAiY/Hrfogv8240I/s1600/commish__black_stallion_by_sculpting_with_acid-d3whnad.png"><text:span text:style-name="T31_60">_</text:span></text:a></text:span><text:span text:style-name="T31_61"><text:a xlink:type="simple" xlink:href="http://4.bp.blogspot.com/-2-ZMjwtp0mg/Tmn6XIGZZmI/AAAAAAAAAiY/Hrfogv8240I/s1600/commish__black_stallion_by_sculpting_with_acid-d3whnad.png"><text:span text:style-name="T31_62">by</text:span></text:a></text:span><text:span text:style-name="T31_63"><text:a xlink:type="simple" xlink:href="http://4.bp.blogspot.com/-2-ZMjwtp0mg/Tmn6XIGZZmI/AAAAAAAAAiY/Hrfogv8240I/s1600/commish__black_stallion_by_sculpting_with_acid-d3whnad.png"><text:span text:style-name="T31_64">_</text:span></text:a></text:span><text:span text:style-name="T31_65"><text:a xlink:type="simple" xlink:href="http://4.bp.blogspot.com/-2-ZMjwtp0mg/Tmn6XIGZZmI/AAAAAAAAAiY/Hrfogv8240I/s1600/commish__black_stallion_by_sculpting_with_acid-d3whnad.png"><text:span text:style-name="T31_66">sculpting</text:span></text:a></text:span><text:span text:style-name="T31_67"><text:a xlink:type="simple" xlink:href="http://4.bp.blogspot.com/-2-ZMjwtp0mg/Tmn6XIGZZmI/AAAAAAAAAiY/Hrfogv8240I/s1600/commish__black_stallion_by_sculpting_with_acid-d3whnad.png"><text:span text:style-name="T31_68">_</text:span></text:a></text:span><text:span text:style-name="T31_69"><text:a xlink:type="simple" xlink:href="http://4.bp.blogspot.com/-2-ZMjwtp0mg/Tmn6XIGZZmI/AAAAAAAAAiY/Hrfogv8240I/s1600/commish__black_stallion_by_sculpting_with_acid-d3whnad.png"><text:span text:style-name="T31_70">with</text:span></text:a></text:span><text:span text:style-name="T31_71"><text:a xlink:type="simple" xlink:href="http://4.bp.blogspot.com/-2-ZMjwtp0mg/Tmn6XIGZZmI/AAAAAAAAAiY/Hrfogv8240I/s1600/commish__black_stallion_by_sculpting_with_acid-d3whnad.png"><text:span text:style-name="T31_72">_</text:span></text:a></text:span><text:span text:style-name="T31_73"><text:a xlink:type="simple" xlink:href="http://4.bp.blogspot.com/-2-ZMjwtp0mg/Tmn6XIGZZmI/AAAAAAAAAiY/Hrfogv8240I/s1600/commish__black_stallion_by_sculpting_with_acid-d3whnad.png"><text:span text:style-name="T31_74">acid</text:span></text:a></text:span><text:span text:style-name="T31_75"><text:a xlink:type="simple" xlink:href="http://4.bp.blogspot.com/-2-ZMjwtp0mg/Tmn6XIGZZmI/AAAAAAAAAiY/Hrfogv8240I/s1600/commish__black_stallion_by_sculpting_with_acid-d3whnad.png"><text:span text:style-name="T31_76">-</text:span></text:a></text:span><text:span text:style-name="T31_77"><text:a xlink:type="simple" xlink:href="http://4.bp.blogspot.com/-2-ZMjwtp0mg/Tmn6XIGZZmI/AAAAAAAAAiY/Hrfogv8240I/s1600/commish__black_stallion_by_sculpting_with_acid-d3whnad.png"><text:span text:style-name="T31_78">d</text:span></text:a></text:span><text:span text:style-name="T31_79"><text:a xlink:type="simple" xlink:href="http://4.bp.blogspot.com/-2-ZMjwtp0mg/Tmn6XIGZZmI/AAAAAAAAAiY/Hrfogv8240I/s1600/commish__black_stallion_by_sculpting_with_acid-d3whnad.png"><text:span text:style-name="T31_80">3</text:span></text:a></text:span><text:span text:style-name="T31_81"><text:a xlink:type="simple" xlink:href="http://4.bp.blogspot.com/-2-ZMjwtp0mg/Tmn6XIGZZmI/AAAAAAAAAiY/Hrfogv8240I/s1600/commish__black_stallion_by_sculpting_with_acid-d3whnad.png"><text:span text:style-name="T31_82">whnad</text:span></text:a></text:span><text:span text:style-name="T31_83"><text:a xlink:type="simple" xlink:href="http://4.bp.blogspot.com/-2-ZMjwtp0mg/Tmn6XIGZZmI/AAAAAAAAAiY/Hrfogv8240I/s1600/commish__black_stallion_by_sculpting_with_acid-d3whnad.png"><text:span text:style-name="T31_84">.</text:span></text:a></text:span><text:span text:style-name="T31_85"><text:a xlink:type="simple" xlink:href="http://4.bp.blogspot.com/-2-ZMjwtp0mg/Tmn6XIGZZmI/AAAAAAAAAiY/Hrfogv8240I/s1600/commish__black_stallion_by_sculpting_with_acid-d3whnad.png"><text:span text:style-name="T31_86">png</text:span></text:a></text:span></text:p>
      <text:p text:style-name="P32"/>
      <text:p text:style-name="P33"><text:span text:style-name="T33_1">Link</text:span><text:span text:style-name="T33_2"><text:s/></text:span><text:span text:style-name="T33_3">do</text:span><text:span text:style-name="T33_4"><text:s/></text:span><text:span text:style-name="T33_5">fanfika</text:span><text:span text:style-name="T33_6">:<text:s/></text:span><text:span text:style-name="T33_7">http</text:span><text:span text:style-name="T33_8">://</text:span><text:span text:style-name="T33_9">www</text:span><text:span text:style-name="T33_10">.</text:span><text:span text:style-name="T33_11">fge</text:span><text:span text:style-name="T33_12">.</text:span><text:span text:style-name="T33_13">com</text:span><text:span text:style-name="T33_14">.</text:span><text:span text:style-name="T33_15">pl</text:span><text:span text:style-name="T33_16">/2012/10/</text:span><text:span text:style-name="T33_17">fanfic</text:span><text:span text:style-name="T33_18">-</text:span><text:span text:style-name="T33_19">kroniki</text:span><text:span text:style-name="T33_20">-</text:span><text:span text:style-name="T33_21">equestrii</text:span><text:span text:style-name="T33_22">-</text:span><text:span text:style-name="T33_23">nadejscie</text:span><text:span text:style-name="T33_24">-</text:span><text:span text:style-name="T33_25">ognia</text:span><text:span text:style-name="T33_26">.</text:span><text:span text:style-name="T33_27">htm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